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/>
    <style:style style:name="ce3" style:family="table-cell" style:parent-style-name="Default" style:data-style-name="N37"/>
    <style:style style:name="ce4" style:family="table-cell" style:parent-style-name="Default" style:data-style-name="N118"/>
    <style:style style:name="ce5" style:family="table-cell" style:parent-style-name="Default" style:data-style-name="N43"/>
    <style:style style:name="ce6" style:family="table-cell" style:parent-style-name="Default" style:data-style-name="N60"/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ull</text:p>
          </table:table-cell>
          <table:table-cell table:style-name="ce1"/>
          <table:table-cell table:style-name="ce1" office:value-type="string">
            <text:p>Draw</text:p>
          </table:table-cell>
          <table:table-cell table:style-name="ce1"/>
          <table:table-cell table:style-name="ce1" office:value-type="string">
            <text:p>GPU</text:p>
          </table:table-cell>
          <table:table-cell/>
        </table:table-row>
        <table:table-row table:style-name="ro1">
          <table:table-cell office:value-type="string">
            <text:p>case0</text:p>
          </table:table-cell>
          <table:table-cell table:style-name="ce2" table:formula="of:=[case0.H26]" office:value-type="float" office:value="0.00509415391304348">
            <text:p>0.00509</text:p>
          </table:table-cell>
          <table:table-cell table:style-name="ce2"/>
          <table:table-cell table:style-name="ce2" table:formula="of:=[case0.I26]" office:value-type="float" office:value="0.0114263969565217">
            <text:p>0.01143</text:p>
          </table:table-cell>
          <table:table-cell table:style-name="ce2"/>
          <table:table-cell table:style-name="ce2" table:formula="of:=[case0.J26]" office:value-type="float" office:value="0.0133624234782609">
            <text:p>0.01336</text:p>
          </table:table-cell>
          <table:table-cell/>
        </table:table-row>
        <table:table-row table:style-name="ro1">
          <table:table-cell office:value-type="string">
            <text:p>case1</text:p>
          </table:table-cell>
          <table:table-cell table:style-name="ce2" table:formula="of:=[case1.H26]" office:value-type="float" office:value="0.00622770913043478">
            <text:p>0.00623</text:p>
          </table:table-cell>
          <table:table-cell table:style-name="ce4" table:formula="of:=[.B4]/[.B$3]" office:value-type="percentage" office:value="1.22252080261824">
            <text:p>122.3%</text:p>
          </table:table-cell>
          <table:table-cell table:style-name="ce2" table:formula="of:=[case1.I26]" office:value-type="float" office:value="0.012161422173913">
            <text:p>0.01216</text:p>
          </table:table-cell>
          <table:table-cell table:style-name="ce4" table:formula="of:=[.D4]/[.D$3]" office:value-type="percentage" office:value="1.06432694577198">
            <text:p>106.4%</text:p>
          </table:table-cell>
          <table:table-cell table:style-name="ce2" table:formula="of:=[case1.J26]" office:value-type="float" office:value="0.0140948065217391">
            <text:p>0.01409</text:p>
          </table:table-cell>
          <table:table-cell table:style-name="ce4" table:formula="of:=[.F4]/[.F$3]" office:value-type="percentage" office:value="1.05480914780689">
            <text:p>105.5%</text:p>
          </table:table-cell>
        </table:table-row>
        <table:table-row table:style-name="ro1">
          <table:table-cell office:value-type="string">
            <text:p>case2</text:p>
          </table:table-cell>
          <table:table-cell table:style-name="ce2" table:formula="of:=[case2.H26]" office:value-type="float" office:value="0.00477377347826087">
            <text:p>0.00477</text:p>
          </table:table-cell>
          <table:table-cell table:style-name="ce4" table:formula="of:=[.B5]/[.B$3]" office:value-type="percentage" office:value="0.937108214582547">
            <text:p>93.7%</text:p>
          </table:table-cell>
          <table:table-cell table:style-name="ce2" table:formula="of:=[case2.I26]" office:value-type="float" office:value="0.0106797069565217">
            <text:p>0.01068</text:p>
          </table:table-cell>
          <table:table-cell table:style-name="ce4" table:formula="of:=[.D5]/[.D$3]" office:value-type="percentage" office:value="0.934652191513982">
            <text:p>93.5%</text:p>
          </table:table-cell>
          <table:table-cell table:style-name="ce2" table:formula="of:=[case2.J26]" office:value-type="float" office:value="0.0119738152173913">
            <text:p>0.01197</text:p>
          </table:table-cell>
          <table:table-cell table:style-name="ce4" table:formula="of:=[.F5]/[.F$3]" office:value-type="percentage" office:value="0.896081106609989">
            <text:p>89.6%</text:p>
          </table:table-cell>
        </table:table-row>
        <table:table-row table:style-name="ro1">
          <table:table-cell office:value-type="string">
            <text:p>case3</text:p>
          </table:table-cell>
          <table:table-cell table:style-name="ce2" table:formula="of:=[case3.H26]" office:value-type="float" office:value="0.00649071869565217">
            <text:p>0.00649</text:p>
          </table:table-cell>
          <table:table-cell table:style-name="ce4" table:formula="of:=[.B6]/[.B$3]" office:value-type="percentage" office:value="1.27415048827497">
            <text:p>127.4%</text:p>
          </table:table-cell>
          <table:table-cell table:style-name="ce2" table:formula="of:=[case3.I26]" office:value-type="float" office:value="0.0119108313043478">
            <text:p>0.01191</text:p>
          </table:table-cell>
          <table:table-cell table:style-name="ce4" table:formula="of:=[.D6]/[.D$3]" office:value-type="percentage" office:value="1.04239607197872">
            <text:p>104.2%</text:p>
          </table:table-cell>
          <table:table-cell table:style-name="ce2" table:formula="of:=[case3.J26]" office:value-type="float" office:value="0.0136575265217391">
            <text:p>0.01366</text:p>
          </table:table-cell>
          <table:table-cell table:style-name="ce4" table:formula="of:=[.F6]/[.F$3]" office:value-type="percentage" office:value="1.02208454506463">
            <text:p>102.2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Glview report:</text:p>
          </table:table-cell>
          <table:table-cell table:number-columns-repeated="6"/>
        </table:table-row>
        <table:table-row table:style-name="ro1">
          <table:table-cell office:value-type="string">
            <text:p>Renderer</text:p>
          </table:table-cell>
          <table:table-cell office:value-type="string">
            <text:p><text:s/>GeForce 9800M GT/PCI/SSE2</text:p>
          </table:table-cell>
          <table:table-cell table:number-columns-repeated="5"/>
        </table:table-row>
        <table:table-row table:style-name="ro1">
          <table:table-cell office:value-type="string">
            <text:p>Vendor</text:p>
          </table:table-cell>
          <table:table-cell office:value-type="string">
            <text:p><text:s/>NVIDIA Corporation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 office:value-type="string">
            <text:p><text:s/>512 MB</text:p>
          </table:table-cell>
          <table:table-cell table:number-columns-repeated="5"/>
        </table:table-row>
        <table:table-row table:style-name="ro1">
          <table:table-cell office:value-type="string">
            <text:p>Version</text:p>
          </table:table-cell>
          <table:table-cell table:style-name="ce3" office:value-type="string">
            <text:p>3.3.0</text:p>
          </table:table-cell>
          <table:table-cell table:number-columns-repeated="5"/>
        </table:table-row>
        <table:table-row table:style-name="ro1">
          <table:table-cell office:value-type="string">
            <text:p>Shading language version</text:p>
          </table:table-cell>
          <table:table-cell office:value-type="string">
            <text:p><text:s/>3.30 NVIDIA via Cg compil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PU driver</text:p>
          </table:table-cell>
          <table:table-cell office:value-type="string">
            <text:p>8.17.11.97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S</text:p>
          </table:table-cell>
          <table:table-cell office:value-type="string">
            <text:p>Windows 7 32-bit</text:p>
          </table:table-cell>
          <table:table-cell table:number-columns-repeated="5"/>
        </table:table-row>
        <table:table-row table:style-name="ro1">
          <table:table-cell office:value-type="string">
            <text:p>CPU</text:p>
          </table:table-cell>
          <table:table-cell office:value-type="string">
            <text:p>Core2 Duo T9500</text:p>
          </table:table-cell>
          <table:table-cell table:number-columns-repeated="5"/>
        </table:table-row>
        <table:table-row table:style-name="ro1">
          <table:table-cell office:value-type="string">
            <text:p>clock</text:p>
          </table:table-cell>
          <table:table-cell office:value-type="string">
            <text:p>2.60GHz</text:p>
          </table:table-cell>
          <table:table-cell table:number-columns-repeated="5"/>
        </table:table-row>
        <table:table-row table:style-name="ro1">
          <table:table-cell office:value-type="string">
            <text:p>RAM</text:p>
          </table:table-cell>
          <table:table-cell office:value-type="string">
            <text:p>4 GB</text:p>
          </table:table-cell>
          <table:table-cell table:number-columns-repeated="5"/>
        </table:table-row>
      </table:table>
      <table:table table:name="case3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3H00M00S">
            <text:p>03:00:00 AM</text:p>
          </table:table-cell>
          <table:table-cell office:value-type="string">
            <text:p>Shaders</text:p>
          </table:table-cell>
          <table:table-cell office:value-type="string">
            <text:p>and</text:p>
          </table:table-cell>
          <table:table-cell table:number-columns-repeated="2"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855196">
            <text:p>0.01</text:p>
          </table:table-cell>
          <table:table-cell table:formula="of:=INDIRECT(ADDRESS([.L2];6;4))" office:value-type="float" office:value="0.0103979">
            <text:p>0.01</text:p>
          </table:table-cell>
          <table:table-cell table:formula="of:=INDIRECT(ADDRESS([.M2];6;4))" office:value-type="float" office:value="0.0115012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587706">
            <text:p>0.01</text:p>
          </table:table-cell>
          <table:table-cell table:formula="of:=INDIRECT(ADDRESS([.L3];6;4))" office:value-type="float" office:value="0.0127667">
            <text:p>0.01</text:p>
          </table:table-cell>
          <table:table-cell table:formula="of:=INDIRECT(ADDRESS([.M3];6;4))" office:value-type="float" office:value="0.012668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3"/>
          <table:table-cell table:formula="of:=INDIRECT(ADDRESS([.K4];6;4))" office:value-type="float" office:value="0.00586244">
            <text:p>0.01</text:p>
          </table:table-cell>
          <table:table-cell table:formula="of:=INDIRECT(ADDRESS([.L4];6;4))" office:value-type="float" office:value="0.00909974">
            <text:p>0.01</text:p>
          </table:table-cell>
          <table:table-cell table:formula="of:=INDIRECT(ADDRESS([.M4];6;4))" office:value-type="float" office:value="0.0172625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81">
            <text:p>6.15</text:p>
          </table:table-cell>
          <table:table-cell/>
          <table:table-cell table:formula="of:=INDIRECT(ADDRESS([.K5];6;4))" office:value-type="float" office:value="0.00609111">
            <text:p>0.01</text:p>
          </table:table-cell>
          <table:table-cell table:formula="of:=INDIRECT(ADDRESS([.L5];6;4))" office:value-type="float" office:value="0.00907999">
            <text:p>0.01</text:p>
          </table:table-cell>
          <table:table-cell table:formula="of:=INDIRECT(ADDRESS([.M5];6;4))" office:value-type="float" office:value="0.00896339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284">
            <text:p>6.15</text:p>
          </table:table-cell>
          <table:table-cell/>
          <table:table-cell table:formula="of:=INDIRECT(ADDRESS([.K6];6;4))" office:value-type="float" office:value="0.00865741">
            <text:p>0.01</text:p>
          </table:table-cell>
          <table:table-cell table:formula="of:=INDIRECT(ADDRESS([.L6];6;4))" office:value-type="float" office:value="0.00956458">
            <text:p>0.01</text:p>
          </table:table-cell>
          <table:table-cell table:formula="of:=INDIRECT(ADDRESS([.M6];6;4))" office:value-type="float" office:value="0.00864736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8051">
            <text:p>3.08E-005</text:p>
          </table:table-cell>
          <table:table-cell/>
          <table:table-cell table:formula="of:=INDIRECT(ADDRESS([.K7];6;4))" office:value-type="float" office:value="0.0093525">
            <text:p>0.01</text:p>
          </table:table-cell>
          <table:table-cell table:formula="of:=INDIRECT(ADDRESS([.L7];6;4))" office:value-type="float" office:value="0.0199423">
            <text:p>0.02</text:p>
          </table:table-cell>
          <table:table-cell table:formula="of:=INDIRECT(ADDRESS([.M7];6;4))" office:value-type="float" office:value="0.00913587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2803">
            <text:p>0.03</text:p>
          </table:table-cell>
          <table:table-cell table:number-columns-repeated="3"/>
          <table:table-cell table:formula="of:=INDIRECT(ADDRESS([.K8];6;4))" office:value-type="float" office:value="0.00587113">
            <text:p>0.01</text:p>
          </table:table-cell>
          <table:table-cell table:formula="of:=INDIRECT(ADDRESS([.L8];6;4))" office:value-type="float" office:value="0.0126234">
            <text:p>0.01</text:p>
          </table:table-cell>
          <table:table-cell table:formula="of:=INDIRECT(ADDRESS([.M8];6;4))" office:value-type="float" office:value="0.0165076">
            <text:p>0.02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6565">
            <text:p>36.66</text:p>
          </table:table-cell>
          <table:table-cell table:number-columns-repeated="3"/>
          <table:table-cell table:formula="of:=INDIRECT(ADDRESS([.K9];6;4))" office:value-type="float" office:value="0.00597579">
            <text:p>0.01</text:p>
          </table:table-cell>
          <table:table-cell table:formula="of:=INDIRECT(ADDRESS([.L9];6;4))" office:value-type="float" office:value="0.00968306">
            <text:p>0.01</text:p>
          </table:table-cell>
          <table:table-cell table:formula="of:=INDIRECT(ADDRESS([.M9];6;4))" office:value-type="float" office:value="0.0095279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5281">
            <text:p>6.15</text:p>
          </table:table-cell>
          <table:table-cell table:number-columns-repeated="3"/>
          <table:table-cell table:formula="of:=INDIRECT(ADDRESS([.K10];6;4))" office:value-type="float" office:value="0.00580597">
            <text:p>0.01</text:p>
          </table:table-cell>
          <table:table-cell table:formula="of:=INDIRECT(ADDRESS([.L10];6;4))" office:value-type="float" office:value="0.00928497">
            <text:p>0.01</text:p>
          </table:table-cell>
          <table:table-cell table:formula="of:=INDIRECT(ADDRESS([.M10];6;4))" office:value-type="float" office:value="0.0184386">
            <text:p>0.02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88">
            <text:p>6.15</text:p>
          </table:table-cell>
          <table:table-cell/>
          <table:table-cell table:formula="of:=INDIRECT(ADDRESS([.K11];6;4))" office:value-type="float" office:value="0.00585731">
            <text:p>0.01</text:p>
          </table:table-cell>
          <table:table-cell table:formula="of:=INDIRECT(ADDRESS([.L11];6;4))" office:value-type="float" office:value="0.0110409">
            <text:p>0.01</text:p>
          </table:table-cell>
          <table:table-cell table:formula="of:=INDIRECT(ADDRESS([.M11];6;4))" office:value-type="float" office:value="0.0112275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007">
            <text:p>6.18</text:p>
          </table:table-cell>
          <table:table-cell/>
          <table:table-cell table:formula="of:=INDIRECT(ADDRESS([.K12];6;4))" office:value-type="float" office:value="0.00636915">
            <text:p>0.01</text:p>
          </table:table-cell>
          <table:table-cell table:formula="of:=INDIRECT(ADDRESS([.L12];6;4))" office:value-type="float" office:value="0.00933196">
            <text:p>0.01</text:p>
          </table:table-cell>
          <table:table-cell table:formula="of:=INDIRECT(ADDRESS([.M12];6;4))" office:value-type="float" office:value="0.00906266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195">
            <text:p>0.03</text:p>
          </table:table-cell>
          <table:table-cell/>
          <table:table-cell table:formula="of:=INDIRECT(ADDRESS([.K13];6;4))" office:value-type="float" office:value="0.00581584">
            <text:p>0.01</text:p>
          </table:table-cell>
          <table:table-cell table:formula="of:=INDIRECT(ADDRESS([.L13];6;4))" office:value-type="float" office:value="0.0112206">
            <text:p>0.01</text:p>
          </table:table-cell>
          <table:table-cell table:formula="of:=INDIRECT(ADDRESS([.M13];6;4))" office:value-type="float" office:value="0.0111592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85">
            <text:p>6.15</text:p>
          </table:table-cell>
          <table:table-cell/>
          <table:table-cell table:formula="of:=INDIRECT(ADDRESS([.K14];6;4))" office:value-type="float" office:value="0.00687032">
            <text:p>0.01</text:p>
          </table:table-cell>
          <table:table-cell table:formula="of:=INDIRECT(ADDRESS([.L14];6;4))" office:value-type="float" office:value="0.00953931">
            <text:p>0.01</text:p>
          </table:table-cell>
          <table:table-cell table:formula="of:=INDIRECT(ADDRESS([.M14];6;4))" office:value-type="float" office:value="0.0165453">
            <text:p>0.02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287">
            <text:p>6.15</text:p>
          </table:table-cell>
          <table:table-cell/>
          <table:table-cell table:formula="of:=INDIRECT(ADDRESS([.K15];6;4))" office:value-type="float" office:value="0.00781896">
            <text:p>0.01</text:p>
          </table:table-cell>
          <table:table-cell table:formula="of:=INDIRECT(ADDRESS([.L15];6;4))" office:value-type="float" office:value="0.00931143">
            <text:p>0.01</text:p>
          </table:table-cell>
          <table:table-cell table:formula="of:=INDIRECT(ADDRESS([.M15];6;4))" office:value-type="float" office:value="0.00803101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197468">
            <text:p>1.97E-005</text:p>
          </table:table-cell>
          <table:table-cell/>
          <table:table-cell table:formula="of:=INDIRECT(ADDRESS([.K16];6;4))" office:value-type="float" office:value="0.00583203">
            <text:p>0.01</text:p>
          </table:table-cell>
          <table:table-cell table:formula="of:=INDIRECT(ADDRESS([.L16];6;4))" office:value-type="float" office:value="0.0375056">
            <text:p>0.04</text:p>
          </table:table-cell>
          <table:table-cell table:formula="of:=INDIRECT(ADDRESS([.M16];6;4))" office:value-type="float" office:value="0.0482889">
            <text:p>0.05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INDIRECT(ADDRESS([.K17];6;4))" office:value-type="float" office:value="0.00589364">
            <text:p>0.01</text:p>
          </table:table-cell>
          <table:table-cell table:formula="of:=INDIRECT(ADDRESS([.L17];6;4))" office:value-type="float" office:value="0.0114006">
            <text:p>0.01</text:p>
          </table:table-cell>
          <table:table-cell table:formula="of:=INDIRECT(ADDRESS([.M17];6;4))" office:value-type="float" office:value="0.0116607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296">
            <text:p>6.15</text:p>
          </table:table-cell>
          <table:table-cell/>
          <table:table-cell table:formula="of:=INDIRECT(ADDRESS([.K18];6;4))" office:value-type="float" office:value="0.00590036">
            <text:p>0.01</text:p>
          </table:table-cell>
          <table:table-cell table:formula="of:=INDIRECT(ADDRESS([.L18];6;4))" office:value-type="float" office:value="0.0115681">
            <text:p>0.01</text:p>
          </table:table-cell>
          <table:table-cell table:formula="of:=INDIRECT(ADDRESS([.M18];6;4))" office:value-type="float" office:value="0.0115147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51">
            <text:p>6.16</text:p>
          </table:table-cell>
          <table:table-cell/>
          <table:table-cell table:formula="of:=INDIRECT(ADDRESS([.K19];6;4))" office:value-type="float" office:value="0.00587153">
            <text:p>0.01</text:p>
          </table:table-cell>
          <table:table-cell table:formula="of:=INDIRECT(ADDRESS([.L19];6;4))" office:value-type="float" office:value="0.0118461">
            <text:p>0.01</text:p>
          </table:table-cell>
          <table:table-cell table:formula="of:=INDIRECT(ADDRESS([.M19];6;4))" office:value-type="float" office:value="0.0117865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196">
            <text:p>0.01</text:p>
          </table:table-cell>
          <table:table-cell/>
          <table:table-cell table:formula="of:=INDIRECT(ADDRESS([.K20];6;4))" office:value-type="float" office:value="0.00677238">
            <text:p>0.01</text:p>
          </table:table-cell>
          <table:table-cell table:formula="of:=INDIRECT(ADDRESS([.L20];6;4))" office:value-type="float" office:value="0.00967674">
            <text:p>0.01</text:p>
          </table:table-cell>
          <table:table-cell table:formula="of:=INDIRECT(ADDRESS([.M20];6;4))" office:value-type="float" office:value="0.0149252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153">
            <text:p>6.16</text:p>
          </table:table-cell>
          <table:table-cell/>
          <table:table-cell table:formula="of:=INDIRECT(ADDRESS([.K21];6;4))" office:value-type="float" office:value="0.00588851">
            <text:p>0.01</text:p>
          </table:table-cell>
          <table:table-cell table:formula="of:=INDIRECT(ADDRESS([.L21];6;4))" office:value-type="float" office:value="0.0111668">
            <text:p>0.01</text:p>
          </table:table-cell>
          <table:table-cell table:formula="of:=INDIRECT(ADDRESS([.M21];6;4))" office:value-type="float" office:value="0.0111099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193">
            <text:p>6.17</text:p>
          </table:table-cell>
          <table:table-cell/>
          <table:table-cell table:formula="of:=INDIRECT(ADDRESS([.K22];6;4))" office:value-type="float" office:value="0.00626646">
            <text:p>0.01</text:p>
          </table:table-cell>
          <table:table-cell table:formula="of:=INDIRECT(ADDRESS([.L22];6;4))" office:value-type="float" office:value="0.00950376">
            <text:p>0.01</text:p>
          </table:table-cell>
          <table:table-cell table:formula="of:=INDIRECT(ADDRESS([.M22];6;4))" office:value-type="float" office:value="0.0181613">
            <text:p>0.02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979">
            <text:p>0.01</text:p>
          </table:table-cell>
          <table:table-cell/>
          <table:table-cell table:formula="of:=INDIRECT(ADDRESS([.K23];6;4))" office:value-type="float" office:value="0.00585533">
            <text:p>0.01</text:p>
          </table:table-cell>
          <table:table-cell table:formula="of:=INDIRECT(ADDRESS([.L23];6;4))" office:value-type="float" office:value="0.00915424">
            <text:p>0.01</text:p>
          </table:table-cell>
          <table:table-cell table:formula="of:=INDIRECT(ADDRESS([.M23];6;4))" office:value-type="float" office:value="0.00903664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467">
            <text:p>6.16</text:p>
          </table:table-cell>
          <table:table-cell/>
          <table:table-cell table:formula="of:=INDIRECT(ADDRESS([.K24];6;4))" office:value-type="float" office:value="0.00622934">
            <text:p>0.01</text:p>
          </table:table-cell>
          <table:table-cell table:formula="of:=INDIRECT(ADDRESS([.L24];6;4))" office:value-type="float" office:value="0.00924034">
            <text:p>0.01</text:p>
          </table:table-cell>
          <table:table-cell table:formula="of:=INDIRECT(ADDRESS([.M24];6;4))" office:value-type="float" office:value="0.00896118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617">
            <text:p>6.18</text:p>
          </table:table-cell>
          <table:table-cell/>
          <table:table-cell table:style-name="ce7" table:formula="of:=SUM([.H2:.H24])" office:value-type="float" office:value="0.14928653">
            <text:p>0.14929</text:p>
          </table:table-cell>
          <table:table-cell table:style-name="ce7" table:formula="of:=SUM([.I2:.I24])" office:value-type="float" office:value="0.27394912">
            <text:p>0.27395</text:p>
          </table:table-cell>
          <table:table-cell table:style-name="ce7" table:formula="of:=SUM([.J2:.J24])" office:value-type="float" office:value="0.31412311">
            <text:p>0.31412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12">
            <text:p>0.01</text:p>
          </table:table-cell>
          <table:table-cell/>
          <table:table-cell table:style-name="ce7" table:formula="of:=AVERAGE([.H2:.H24])" office:value-type="float" office:value="0.00649071869565217">
            <text:p>0.00649</text:p>
          </table:table-cell>
          <table:table-cell table:style-name="ce7" table:formula="of:=AVERAGE([.I2:.I24])" office:value-type="float" office:value="0.0119108313043478">
            <text:p>0.01191</text:p>
          </table:table-cell>
          <table:table-cell table:style-name="ce7" table:formula="of:=AVERAGE([.J2:.J24])" office:value-type="float" office:value="0.0136575265217391">
            <text:p>0.01366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09">
            <text:p>6.18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029">
            <text:p>6.18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94704">
            <text:p>1.95E-00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8783">
            <text:p>0.0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7095">
            <text:p>43.71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8009">
            <text:p>6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3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295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624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032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041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629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7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63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906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6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84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109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6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297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3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899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05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3063">
            <text:p>37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0296">
            <text:p>6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304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975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13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301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303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312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898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62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899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80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99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0685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412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262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978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001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230643">
            <text:p>2.31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3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9064">
            <text:p>49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2977">
            <text:p>6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005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979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40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002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004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016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62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91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62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533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79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87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77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633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982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997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5916">
            <text:p>1.59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403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2.8906">
            <text:p>32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4981">
            <text:p>6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500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0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018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998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00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501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875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57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5877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6833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64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6577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7442">
            <text:p>6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473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2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039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76932">
            <text:p>1.7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94913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5.322">
            <text:p>25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8021">
            <text:p>6.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43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6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254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4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04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05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987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5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988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983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94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0577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491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358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71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86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48496">
            <text:p>1.48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002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3305">
            <text:p>33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197">
            <text:p>6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67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773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87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98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999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2586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1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2587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3849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2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2795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446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07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72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018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4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818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4583">
            <text:p>50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497">
            <text:p>6.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025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951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257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019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02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05519">
            <text:p>5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043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64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75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64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61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83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843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795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27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53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97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67058">
            <text:p>1.6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066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2591">
            <text:p>33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6952">
            <text:p>6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74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957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837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71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973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6982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7563">
            <text:p>6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05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563">
            <text:p>6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8492">
            <text:p>6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84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396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24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438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6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975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5758">
            <text:p>1.58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647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4316">
            <text:p>48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9959">
            <text:p>6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8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022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26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76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979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989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0574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57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575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679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4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736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859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27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2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02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8051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023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4267">
            <text:p>38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2024">
            <text:p>6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31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625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937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2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03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1418">
            <text:p>2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039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676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369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677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361">
            <text:p>6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31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3226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132">
            <text:p>6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626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27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642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52841">
            <text:p>1.5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987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4799">
            <text:p>45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4626">
            <text:p>6.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46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823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773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43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4645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4655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236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15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237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359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2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484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6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59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26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829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7291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691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1118">
            <text:p>36.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6825">
            <text:p>6.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33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593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59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3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832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841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528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870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753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48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39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74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054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5453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595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613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78906">
            <text:p>1.79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3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689">
            <text:p>37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9594">
            <text:p>6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617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276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87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614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9616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8557">
            <text:p>2.6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626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408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18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41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1341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11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022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1825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310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27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296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84436">
            <text:p>1.84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90166">
            <text:p>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6.9444">
            <text:p>16.9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2277">
            <text:p>6.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301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17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8767">
            <text:p>0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297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3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0405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31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893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32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894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644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75056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2599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42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82889">
            <text:p>0.0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18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199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95889">
            <text:p>1.96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3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427">
            <text:p>46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8179">
            <text:p>6.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03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317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3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203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09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13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802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93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803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94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0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98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146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60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19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335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63109">
            <text:p>1.6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981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7382">
            <text:p>35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0318">
            <text:p>6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15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53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36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339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35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94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0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94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098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6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47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624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1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17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38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204182">
            <text:p>2.04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89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6793">
            <text:p>45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3116">
            <text:p>6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42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304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6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38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4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738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1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73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923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4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944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122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86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07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31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5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5954">
            <text:p>37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5306">
            <text:p>6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14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64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00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11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313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322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772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002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7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76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99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483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925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66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83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63109">
            <text:p>1.6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116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2152">
            <text:p>45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7965">
            <text:p>6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87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17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91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83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86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0405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996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8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88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58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702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6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842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5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09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178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19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52841">
            <text:p>1.5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033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6717">
            <text:p>35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0177">
            <text:p>6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197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972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52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194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19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205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832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66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833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783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03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58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396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1613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981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99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47311">
            <text:p>1.4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522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9883">
            <text:p>53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298">
            <text:p>6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832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31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997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999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009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3594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55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595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51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54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775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67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366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3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83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595">
            <text:p>3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194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7.1816">
            <text:p>47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4833">
            <text:p>6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4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951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0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3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83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848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471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29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4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397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40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795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691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61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53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974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212476">
            <text:p>2.12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50364">
            <text:p>0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1698">
            <text:p>18.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6952">
            <text:p>6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78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454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47604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75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977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87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586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89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7587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9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0906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2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10" office:value-type="float" office:value="0.0833333333333333">
            <text:p>0.08</text:p>
          </table:table-cell>
          <table:table-cell office:value-type="string">
            <text:p>Shaders,</text:p>
          </table:table-cell>
          <table:table-cell office:value-type="string">
            <text:p>but</text:p>
          </table:table-cell>
          <table:table-cell office:value-type="string">
            <text:p>no</text:p>
          </table:table-cell>
          <table:table-cell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497265">
            <text:p>0</text:p>
          </table:table-cell>
          <table:table-cell table:formula="of:=INDIRECT(ADDRESS([.L2];6;4))" office:value-type="float" office:value="0.00863885">
            <text:p>0.01</text:p>
          </table:table-cell>
          <table:table-cell table:formula="of:=INDIRECT(ADDRESS([.M2];6;4))" office:value-type="float" office:value="0.00878208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470962">
            <text:p>0</text:p>
          </table:table-cell>
          <table:table-cell table:formula="of:=INDIRECT(ADDRESS([.L3];6;4))" office:value-type="float" office:value="0.00958354">
            <text:p>0.01</text:p>
          </table:table-cell>
          <table:table-cell table:formula="of:=INDIRECT(ADDRESS([.M3];6;4))" office:value-type="float" office:value="0.0096464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3"/>
          <table:table-cell table:formula="of:=INDIRECT(ADDRESS([.K4];6;4))" office:value-type="float" office:value="0.00478348">
            <text:p>0</text:p>
          </table:table-cell>
          <table:table-cell table:formula="of:=INDIRECT(ADDRESS([.L4];6;4))" office:value-type="float" office:value="0.00844849">
            <text:p>0.01</text:p>
          </table:table-cell>
          <table:table-cell table:formula="of:=INDIRECT(ADDRESS([.M4];6;4))" office:value-type="float" office:value="0.0111022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57">
            <text:p>7.57</text:p>
          </table:table-cell>
          <table:table-cell/>
          <table:table-cell table:formula="of:=INDIRECT(ADDRESS([.K5];6;4))" office:value-type="float" office:value="0.00458561">
            <text:p>0</text:p>
          </table:table-cell>
          <table:table-cell table:formula="of:=INDIRECT(ADDRESS([.L5];6;4))" office:value-type="float" office:value="0.0101072">
            <text:p>0.01</text:p>
          </table:table-cell>
          <table:table-cell table:formula="of:=INDIRECT(ADDRESS([.M5];6;4))" office:value-type="float" office:value="0.0184584">
            <text:p>0.0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173">
            <text:p>7.57</text:p>
          </table:table-cell>
          <table:table-cell/>
          <table:table-cell table:formula="of:=INDIRECT(ADDRESS([.K6];6;4))" office:value-type="float" office:value="0.00460299">
            <text:p>0</text:p>
          </table:table-cell>
          <table:table-cell table:formula="of:=INDIRECT(ADDRESS([.L6];6;4))" office:value-type="float" office:value="0.011544">
            <text:p>0.01</text:p>
          </table:table-cell>
          <table:table-cell table:formula="of:=INDIRECT(ADDRESS([.M6];6;4))" office:value-type="float" office:value="0.01857">
            <text:p>0.02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521">
            <text:p>0</text:p>
          </table:table-cell>
          <table:table-cell/>
          <table:table-cell table:formula="of:=INDIRECT(ADDRESS([.K7];6;4))" office:value-type="float" office:value="0.00459351">
            <text:p>0</text:p>
          </table:table-cell>
          <table:table-cell table:formula="of:=INDIRECT(ADDRESS([.L7];6;4))" office:value-type="float" office:value="0.0109559">
            <text:p>0.01</text:p>
          </table:table-cell>
          <table:table-cell table:formula="of:=INDIRECT(ADDRESS([.M7];6;4))" office:value-type="float" office:value="0.0109242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0718">
            <text:p>0.02</text:p>
          </table:table-cell>
          <table:table-cell table:number-columns-repeated="3"/>
          <table:table-cell table:formula="of:=INDIRECT(ADDRESS([.K8];6;4))" office:value-type="float" office:value="0.00480994">
            <text:p>0</text:p>
          </table:table-cell>
          <table:table-cell table:formula="of:=INDIRECT(ADDRESS([.L8];6;4))" office:value-type="float" office:value="0.00990857">
            <text:p>0.01</text:p>
          </table:table-cell>
          <table:table-cell table:formula="of:=INDIRECT(ADDRESS([.M8];6;4))" office:value-type="float" office:value="0.00863827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3066">
            <text:p>45.31</text:p>
          </table:table-cell>
          <table:table-cell table:number-columns-repeated="3"/>
          <table:table-cell table:formula="of:=INDIRECT(ADDRESS([.K9];6;4))" office:value-type="float" office:value="0.00480243">
            <text:p>0</text:p>
          </table:table-cell>
          <table:table-cell table:formula="of:=INDIRECT(ADDRESS([.L9];6;4))" office:value-type="float" office:value="0.00860173">
            <text:p>0.01</text:p>
          </table:table-cell>
          <table:table-cell table:formula="of:=INDIRECT(ADDRESS([.M9];6;4))" office:value-type="float" office:value="0.0106996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7156">
            <text:p>7.57</text:p>
          </table:table-cell>
          <table:table-cell table:number-columns-repeated="3"/>
          <table:table-cell table:formula="of:=INDIRECT(ADDRESS([.K10];6;4))" office:value-type="float" office:value="0.00458522">
            <text:p>0</text:p>
          </table:table-cell>
          <table:table-cell table:formula="of:=INDIRECT(ADDRESS([.L10];6;4))" office:value-type="float" office:value="0.0100326">
            <text:p>0.01</text:p>
          </table:table-cell>
          <table:table-cell table:formula="of:=INDIRECT(ADDRESS([.M10];6;4))" office:value-type="float" office:value="0.0086008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77">
            <text:p>7.57</text:p>
          </table:table-cell>
          <table:table-cell/>
          <table:table-cell table:formula="of:=INDIRECT(ADDRESS([.K11];6;4))" office:value-type="float" office:value="0.00505835">
            <text:p>0.01</text:p>
          </table:table-cell>
          <table:table-cell table:formula="of:=INDIRECT(ADDRESS([.L11];6;4))" office:value-type="float" office:value="0.00833396">
            <text:p>0.01</text:p>
          </table:table-cell>
          <table:table-cell table:formula="of:=INDIRECT(ADDRESS([.M11];6;4))" office:value-type="float" office:value="0.00838115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359">
            <text:p>7.59</text:p>
          </table:table-cell>
          <table:table-cell/>
          <table:table-cell table:formula="of:=INDIRECT(ADDRESS([.K12];6;4))" office:value-type="float" office:value="0.00458008">
            <text:p>0</text:p>
          </table:table-cell>
          <table:table-cell table:formula="of:=INDIRECT(ADDRESS([.L12];6;4))" office:value-type="float" office:value="0.00930234">
            <text:p>0.01</text:p>
          </table:table-cell>
          <table:table-cell table:formula="of:=INDIRECT(ADDRESS([.M12];6;4))" office:value-type="float" office:value="0.00936509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274">
            <text:p>0.02</text:p>
          </table:table-cell>
          <table:table-cell/>
          <table:table-cell table:formula="of:=INDIRECT(ADDRESS([.K13];6;4))" office:value-type="float" office:value="0.00544223">
            <text:p>0.01</text:p>
          </table:table-cell>
          <table:table-cell table:formula="of:=INDIRECT(ADDRESS([.L13];6;4))" office:value-type="float" office:value="0.00850576">
            <text:p>0.01</text:p>
          </table:table-cell>
          <table:table-cell table:formula="of:=INDIRECT(ADDRESS([.M13];6;4))" office:value-type="float" office:value="0.00777856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73">
            <text:p>7.57</text:p>
          </table:table-cell>
          <table:table-cell/>
          <table:table-cell table:formula="of:=INDIRECT(ADDRESS([.K14];6;4))" office:value-type="float" office:value="0.00463458">
            <text:p>0</text:p>
          </table:table-cell>
          <table:table-cell table:formula="of:=INDIRECT(ADDRESS([.L14];6;4))" office:value-type="float" office:value="0.0110227">
            <text:p>0.01</text:p>
          </table:table-cell>
          <table:table-cell table:formula="of:=INDIRECT(ADDRESS([.M14];6;4))" office:value-type="float" office:value="0.0114006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176">
            <text:p>7.57</text:p>
          </table:table-cell>
          <table:table-cell/>
          <table:table-cell table:formula="of:=INDIRECT(ADDRESS([.K15];6;4))" office:value-type="float" office:value="0.00458008">
            <text:p>0</text:p>
          </table:table-cell>
          <table:table-cell table:formula="of:=INDIRECT(ADDRESS([.L15];6;4))" office:value-type="float" office:value="0.0113971">
            <text:p>0.01</text:p>
          </table:table-cell>
          <table:table-cell table:formula="of:=INDIRECT(ADDRESS([.M15];6;4))" office:value-type="float" office:value="0.0113855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09">
            <text:p>2.57E-005</text:p>
          </table:table-cell>
          <table:table-cell/>
          <table:table-cell table:formula="of:=INDIRECT(ADDRESS([.K16];6;4))" office:value-type="float" office:value="0.00527083">
            <text:p>0.01</text:p>
          </table:table-cell>
          <table:table-cell table:formula="of:=INDIRECT(ADDRESS([.L16];6;4))" office:value-type="float" office:value="0.00937422">
            <text:p>0.01</text:p>
          </table:table-cell>
          <table:table-cell table:formula="of:=INDIRECT(ADDRESS([.M16];6;4))" office:value-type="float" office:value="0.0127945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INDIRECT(ADDRESS([.K17];6;4))" office:value-type="float" office:value="0.00463695">
            <text:p>0</text:p>
          </table:table-cell>
          <table:table-cell table:formula="of:=INDIRECT(ADDRESS([.L17];6;4))" office:value-type="float" office:value="0.0100144">
            <text:p>0.01</text:p>
          </table:table-cell>
          <table:table-cell table:formula="of:=INDIRECT(ADDRESS([.M17];6;4))" office:value-type="float" office:value="0.010606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186">
            <text:p>7.57</text:p>
          </table:table-cell>
          <table:table-cell/>
          <table:table-cell table:formula="of:=INDIRECT(ADDRESS([.K18];6;4))" office:value-type="float" office:value="0.00463143">
            <text:p>0</text:p>
          </table:table-cell>
          <table:table-cell table:formula="of:=INDIRECT(ADDRESS([.L18];6;4))" office:value-type="float" office:value="0.00942951">
            <text:p>0.01</text:p>
          </table:table-cell>
          <table:table-cell table:formula="of:=INDIRECT(ADDRESS([.M18];6;4))" office:value-type="float" office:value="0.00931949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7683">
            <text:p>7.58</text:p>
          </table:table-cell>
          <table:table-cell/>
          <table:table-cell table:formula="of:=INDIRECT(ADDRESS([.K19];6;4))" office:value-type="float" office:value="0.00537588">
            <text:p>0.01</text:p>
          </table:table-cell>
          <table:table-cell table:formula="of:=INDIRECT(ADDRESS([.L19];6;4))" office:value-type="float" office:value="0.0091965">
            <text:p>0.01</text:p>
          </table:table-cell>
          <table:table-cell table:formula="of:=INDIRECT(ADDRESS([.M19];6;4))" office:value-type="float" office:value="0.00912534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97265">
            <text:p>0</text:p>
          </table:table-cell>
          <table:table-cell/>
          <table:table-cell table:formula="of:=INDIRECT(ADDRESS([.K20];6;4))" office:value-type="float" office:value="0.00457297">
            <text:p>0</text:p>
          </table:table-cell>
          <table:table-cell table:formula="of:=INDIRECT(ADDRESS([.L20];6;4))" office:value-type="float" office:value="0.00860054">
            <text:p>0.01</text:p>
          </table:table-cell>
          <table:table-cell table:formula="of:=INDIRECT(ADDRESS([.M20];6;4))" office:value-type="float" office:value="0.0086341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7684">
            <text:p>7.58</text:p>
          </table:table-cell>
          <table:table-cell/>
          <table:table-cell table:formula="of:=INDIRECT(ADDRESS([.K21];6;4))" office:value-type="float" office:value="0.004727">
            <text:p>0</text:p>
          </table:table-cell>
          <table:table-cell table:formula="of:=INDIRECT(ADDRESS([.L21];6;4))" office:value-type="float" office:value="0.0292206">
            <text:p>0.03</text:p>
          </table:table-cell>
          <table:table-cell table:formula="of:=INDIRECT(ADDRESS([.M21];6;4))" office:value-type="float" office:value="0.0298956">
            <text:p>0.03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8548">
            <text:p>7.59</text:p>
          </table:table-cell>
          <table:table-cell/>
          <table:table-cell table:formula="of:=INDIRECT(ADDRESS([.K22];6;4))" office:value-type="float" office:value="0.00458364">
            <text:p>0</text:p>
          </table:table-cell>
          <table:table-cell table:formula="of:=INDIRECT(ADDRESS([.L22];6;4))" office:value-type="float" office:value="0.0140605">
            <text:p>0.01</text:p>
          </table:table-cell>
          <table:table-cell table:formula="of:=INDIRECT(ADDRESS([.M22];6;4))" office:value-type="float" office:value="0.0171835">
            <text:p>0.02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885">
            <text:p>0.01</text:p>
          </table:table-cell>
          <table:table-cell/>
          <table:table-cell table:formula="of:=INDIRECT(ADDRESS([.K23];6;4))" office:value-type="float" office:value="0.00467092">
            <text:p>0</text:p>
          </table:table-cell>
          <table:table-cell table:formula="of:=INDIRECT(ADDRESS([.L23];6;4))" office:value-type="float" office:value="0.0107308">
            <text:p>0.01</text:p>
          </table:table-cell>
          <table:table-cell table:formula="of:=INDIRECT(ADDRESS([.M23];6;4))" office:value-type="float" office:value="0.0155996">
            <text:p>0.02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8123">
            <text:p>7.58</text:p>
          </table:table-cell>
          <table:table-cell/>
          <table:table-cell table:formula="of:=INDIRECT(ADDRESS([.K24];6;4))" office:value-type="float" office:value="0.0045864">
            <text:p>0</text:p>
          </table:table-cell>
          <table:table-cell table:formula="of:=INDIRECT(ADDRESS([.L24];6;4))" office:value-type="float" office:value="0.00862345">
            <text:p>0.01</text:p>
          </table:table-cell>
          <table:table-cell table:formula="of:=INDIRECT(ADDRESS([.M24];6;4))" office:value-type="float" office:value="0.00850669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001">
            <text:p>7.59</text:p>
          </table:table-cell>
          <table:table-cell/>
          <table:table-cell table:style-name="ce7" table:formula="of:=SUM([.H2:.H24])" office:value-type="float" office:value="0.10979679">
            <text:p>0.10980</text:p>
          </table:table-cell>
          <table:table-cell table:style-name="ce7" table:formula="of:=SUM([.I2:.I24])" office:value-type="float" office:value="0.24563326">
            <text:p>0.24563</text:p>
          </table:table-cell>
          <table:table-cell table:style-name="ce7" table:formula="of:=SUM([.J2:.J24])" office:value-type="float" office:value="0.27539775">
            <text:p>0.27540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8208">
            <text:p>0.01</text:p>
          </table:table-cell>
          <table:table-cell/>
          <table:table-cell table:style-name="ce7" table:formula="of:=AVERAGE([.H2:.H24])" office:value-type="float" office:value="0.00477377347826087">
            <text:p>0.00477</text:p>
          </table:table-cell>
          <table:table-cell table:style-name="ce7" table:formula="of:=AVERAGE([.I2:.I24])" office:value-type="float" office:value="0.0106797069565217">
            <text:p>0.01068</text:p>
          </table:table-cell>
          <table:table-cell table:style-name="ce7" table:formula="of:=AVERAGE([.J2:.J24])" office:value-type="float" office:value="0.0119738152173913">
            <text:p>0.01197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365">
            <text:p>7.59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432">
            <text:p>7.59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672183">
            <text:p>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4031">
            <text:p>0.03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075">
            <text:p>35.21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59363">
            <text:p>7.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38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02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643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33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437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46279">
            <text:p>4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455">
            <text:p>7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59926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096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59926">
            <text:p>7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0885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83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0595">
            <text:p>7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1559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46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0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21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1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679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3576">
            <text:p>48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2204">
            <text:p>7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2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5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21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224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235">
            <text:p>7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2713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834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714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559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484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2822">
            <text:p>7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3932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102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73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93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77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135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3222">
            <text:p>34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4272">
            <text:p>7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9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184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862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294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297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306">
            <text:p>7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4765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56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765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5776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0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4653">
            <text:p>7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6499">
            <text:p>7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4584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186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208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164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824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5641">
            <text:p>29.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67185">
            <text:p>7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12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6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543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09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211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222">
            <text:p>7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7682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2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683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8837">
            <text:p>7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67861">
            <text:p>7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69718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68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8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179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127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6841">
            <text:p>49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0568">
            <text:p>7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79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89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86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058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059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1058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35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1059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154">
            <text:p>7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5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1282">
            <text:p>7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375">
            <text:p>7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24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1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85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383">
            <text:p>46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258">
            <text:p>7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8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18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305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85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2587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2596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3077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09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078">
            <text:p>7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069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08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3551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415">
            <text:p>7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82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2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39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8048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680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229">
            <text:p>42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472">
            <text:p>7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43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087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43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4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4742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476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5241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02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242">
            <text:p>7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6102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1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554">
            <text:p>7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66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99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089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106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574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2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7548">
            <text:p>51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7088">
            <text:p>7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1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08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07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11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119">
            <text:p>7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757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52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57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8582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32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7948">
            <text:p>7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8809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0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1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25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98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7323">
            <text:p>46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7902">
            <text:p>7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8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158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301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25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027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036">
            <text:p>7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79542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0583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544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0377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33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79982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082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811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161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25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89137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04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4016">
            <text:p>38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116">
            <text:p>7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54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63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08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51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253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263">
            <text:p>7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1721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0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1722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2652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02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2279">
            <text:p>7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216">
            <text:p>7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650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65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69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185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1234">
            <text:p>52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3764">
            <text:p>7.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72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681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091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69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3771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3781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4325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442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4326">
            <text:p>7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177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5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4666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444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7785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684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7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9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97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7583">
            <text:p>49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5683">
            <text:p>7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04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69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873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01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5703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5712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617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45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617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279">
            <text:p>7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2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636">
            <text:p>7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5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0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693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7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98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3399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7269">
            <text:p>18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87692">
            <text:p>7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14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31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31668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1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7713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7722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818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0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88181">
            <text:p>7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89321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9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0055">
            <text:p>7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1194">
            <text:p>7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85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33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54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97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81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9951">
            <text:p>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3032">
            <text:p>7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5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12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537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55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05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068">
            <text:p>7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3595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70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597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4535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74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3709">
            <text:p>7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4988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94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14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718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51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0044">
            <text:p>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5413">
            <text:p>7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34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64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30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31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43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443">
            <text:p>7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5906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6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5907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6908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1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604">
            <text:p>7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101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66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82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1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96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7368">
            <text:p>52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7265">
            <text:p>7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86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74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83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285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294">
            <text:p>7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7757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14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7758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8701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29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8007">
            <text:p>7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8939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194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2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631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6736">
            <text:p>53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99161">
            <text:p>7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9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23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42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66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168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177">
            <text:p>7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99715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375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717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636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96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99951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0863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253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25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46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931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524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5083">
            <text:p>42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1025">
            <text:p>8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54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375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218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47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049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091">
            <text:p>8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154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29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154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2409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0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208">
            <text:p>8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2943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41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378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463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8506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39154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7711">
            <text:p>22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3377">
            <text:p>8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67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6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299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64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467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4355">
            <text:p>2.8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2">
            <text:p>27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478">
            <text:p>8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3951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3952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6874">
            <text:p>8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22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4345">
            <text:p>8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335">
            <text:p>8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8956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3">
            <text:p>2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69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84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4375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15681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9.3918">
            <text:p>19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07769">
            <text:p>8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8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23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13584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84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778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3">
            <text:p>2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7797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8255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3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8255">
            <text:p>8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09661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06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09593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1311">
            <text:p>8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83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4">
            <text:p>2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26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47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339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22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4321">
            <text:p>35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2925">
            <text:p>8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51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46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48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47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295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0152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4">
            <text:p>2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2962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3429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0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3429">
            <text:p>8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4502">
            <text:p>8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3581">
            <text:p>8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141">
            <text:p>8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99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5">
            <text:p>2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4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66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416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114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2054">
            <text:p>55.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5748">
            <text:p>8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7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5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79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67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5769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5">
            <text:p>27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57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6238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6239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101">
            <text:p>8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23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6493">
            <text:p>8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344">
            <text:p>8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66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6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76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192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738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3743">
            <text:p>56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8.17559">
            <text:p>8.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9332">
            <text:p>8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52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77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7579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6">
            <text:p>27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758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804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82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8.18048">
            <text:p>8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8.18955">
            <text:p>8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665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10" office:value-type="float" office:value="0.0416666666666667">
            <text:p>0.04</text:p>
          </table:table-cell>
          <table:table-cell office:value-type="string">
            <text:p>FFP.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34">
            <text:p>834</text:p>
          </table:table-cell>
          <table:table-cell table:number-columns-repeated="3"/>
          <table:table-cell table:formula="of:=INDIRECT(ADDRESS([.K2];6;4))" office:value-type="float" office:value="0.00628345">
            <text:p>0.01</text:p>
          </table:table-cell>
          <table:table-cell table:formula="of:=INDIRECT(ADDRESS([.L2];6;4))" office:value-type="float" office:value="0.00885567">
            <text:p>0.01</text:p>
          </table:table-cell>
          <table:table-cell table:formula="of:=INDIRECT(ADDRESS([.M2];6;4))" office:value-type="float" office:value="0.0178545">
            <text:p>0.0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2">
            <text:p>19.02</text:p>
          </table:table-cell>
          <table:table-cell/>
          <table:table-cell table:formula="of:=INDIRECT(ADDRESS([.K3];6;4))" office:value-type="float" office:value="0.00606781">
            <text:p>0.01</text:p>
          </table:table-cell>
          <table:table-cell table:formula="of:=INDIRECT(ADDRESS([.L3];6;4))" office:value-type="float" office:value="0.0102988">
            <text:p>0.01</text:p>
          </table:table-cell>
          <table:table-cell table:formula="of:=INDIRECT(ADDRESS([.M3];6;4))" office:value-type="float" office:value="0.00918163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4];6;4))" office:value-type="float" office:value="0.00587548">
            <text:p>0.01</text:p>
          </table:table-cell>
          <table:table-cell table:formula="of:=INDIRECT(ADDRESS([.L4];6;4))" office:value-type="float" office:value="0.0116992">
            <text:p>0.01</text:p>
          </table:table-cell>
          <table:table-cell table:formula="of:=INDIRECT(ADDRESS([.M4];6;4))" office:value-type="float" office:value="0.015591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03825">
            <text:p>6.04E+000</text:p>
          </table:table-cell>
          <table:table-cell/>
          <table:table-cell table:formula="of:=INDIRECT(ADDRESS([.K5];6;4))" office:value-type="float" office:value="0.00682175">
            <text:p>0.01</text:p>
          </table:table-cell>
          <table:table-cell table:formula="of:=INDIRECT(ADDRESS([.L5];6;4))" office:value-type="float" office:value="0.00855117">
            <text:p>0.01</text:p>
          </table:table-cell>
          <table:table-cell table:formula="of:=INDIRECT(ADDRESS([.M5];6;4))" office:value-type="float" office:value="0.0105703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829">
            <text:p>6.04</text:p>
          </table:table-cell>
          <table:table-cell/>
          <table:table-cell table:formula="of:=INDIRECT(ADDRESS([.K6];6;4))" office:value-type="float" office:value="0.0057491">
            <text:p>0.01</text:p>
          </table:table-cell>
          <table:table-cell table:formula="of:=INDIRECT(ADDRESS([.L6];6;4))" office:value-type="float" office:value="0.0099998">
            <text:p>0.01</text:p>
          </table:table-cell>
          <table:table-cell table:formula="of:=INDIRECT(ADDRESS([.M6];6;4))" office:value-type="float" office:value="0.00986624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7798">
            <text:p>3.28E-005</text:p>
          </table:table-cell>
          <table:table-cell/>
          <table:table-cell table:formula="of:=INDIRECT(ADDRESS([.K7];6;4))" office:value-type="float" office:value="0.00590194">
            <text:p>0.01</text:p>
          </table:table-cell>
          <table:table-cell table:formula="of:=INDIRECT(ADDRESS([.L7];6;4))" office:value-type="float" office:value="0.010967">
            <text:p>0.01</text:p>
          </table:table-cell>
          <table:table-cell table:formula="of:=INDIRECT(ADDRESS([.M7];6;4))" office:value-type="float" office:value="0.0110124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417">
            <text:p>0.03</text:p>
          </table:table-cell>
          <table:table-cell table:number-columns-repeated="3"/>
          <table:table-cell table:formula="of:=INDIRECT(ADDRESS([.K8];6;4))" office:value-type="float" office:value="0.00571158">
            <text:p>0.01</text:p>
          </table:table-cell>
          <table:table-cell table:formula="of:=INDIRECT(ADDRESS([.L8];6;4))" office:value-type="float" office:value="0.0115073">
            <text:p>0.01</text:p>
          </table:table-cell>
          <table:table-cell table:formula="of:=INDIRECT(ADDRESS([.M8];6;4))" office:value-type="float" office:value="0.0167934">
            <text:p>0.02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3086">
            <text:p>36.31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9];6;4))" office:value-type="float" office:value="0.00573211">
            <text:p>0.01</text:p>
          </table:table-cell>
          <table:table-cell table:formula="of:=INDIRECT(ADDRESS([.L9];6;4))" office:value-type="float" office:value="0.0116352">
            <text:p>0.01</text:p>
          </table:table-cell>
          <table:table-cell table:formula="of:=INDIRECT(ADDRESS([.M9];6;4))" office:value-type="float" office:value="0.0116166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3825">
            <text:p>6.04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formula="of:=INDIRECT(ADDRESS([.K10];6;4))" office:value-type="float" office:value="0.00743232">
            <text:p>0.01</text:p>
          </table:table-cell>
          <table:table-cell table:formula="of:=INDIRECT(ADDRESS([.L10];6;4))" office:value-type="float" office:value="0.00871428">
            <text:p>0.01</text:p>
          </table:table-cell>
          <table:table-cell table:formula="of:=INDIRECT(ADDRESS([.M10];6;4))" office:value-type="float" office:value="0.0320013">
            <text:p>0.03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832">
            <text:p>6.04</text:p>
          </table:table-cell>
          <table:table-cell/>
          <table:table-cell table:formula="of:=INDIRECT(ADDRESS([.K11];6;4))" office:value-type="float" office:value="0.00587508">
            <text:p>0.01</text:p>
          </table:table-cell>
          <table:table-cell table:formula="of:=INDIRECT(ADDRESS([.L11];6;4))" office:value-type="float" office:value="0.0107115">
            <text:p>0.01</text:p>
          </table:table-cell>
          <table:table-cell table:formula="of:=INDIRECT(ADDRESS([.M11];6;4))" office:value-type="float" office:value="0.00861648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78">
            <text:p>6.07</text:p>
          </table:table-cell>
          <table:table-cell/>
          <table:table-cell table:formula="of:=INDIRECT(ADDRESS([.K12];6;4))" office:value-type="float" office:value="0.00582255">
            <text:p>0.01</text:p>
          </table:table-cell>
          <table:table-cell table:formula="of:=INDIRECT(ADDRESS([.L12];6;4))" office:value-type="float" office:value="0.0172647">
            <text:p>0.02</text:p>
          </table:table-cell>
          <table:table-cell table:formula="of:=INDIRECT(ADDRESS([.M12];6;4))" office:value-type="float" office:value="0.0171692">
            <text:p>0.02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4529">
            <text:p>0.03</text:p>
          </table:table-cell>
          <table:table-cell/>
          <table:table-cell table:formula="of:=INDIRECT(ADDRESS([.K13];6;4))" office:value-type="float" office:value="0.00586797">
            <text:p>0.01</text:p>
          </table:table-cell>
          <table:table-cell table:formula="of:=INDIRECT(ADDRESS([.L13];6;4))" office:value-type="float" office:value="0.00850536">
            <text:p>0.01</text:p>
          </table:table-cell>
          <table:table-cell table:formula="of:=INDIRECT(ADDRESS([.M13];6;4))" office:value-type="float" office:value="0.0086023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03829">
            <text:p>6.04E+000</text:p>
          </table:table-cell>
          <table:table-cell/>
          <table:table-cell table:formula="of:=INDIRECT(ADDRESS([.K14];6;4))" office:value-type="float" office:value="0.00870164">
            <text:p>0.01</text:p>
          </table:table-cell>
          <table:table-cell table:formula="of:=INDIRECT(ADDRESS([.L14];6;4))" office:value-type="float" office:value="0.0114469">
            <text:p>0.01</text:p>
          </table:table-cell>
          <table:table-cell table:formula="of:=INDIRECT(ADDRESS([.M14];6;4))" office:value-type="float" office:value="0.00878352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3832">
            <text:p>6.04</text:p>
          </table:table-cell>
          <table:table-cell/>
          <table:table-cell table:formula="of:=INDIRECT(ADDRESS([.K15];6;4))" office:value-type="float" office:value="0.00576805">
            <text:p>0.01</text:p>
          </table:table-cell>
          <table:table-cell table:formula="of:=INDIRECT(ADDRESS([.L15];6;4))" office:value-type="float" office:value="0.0291673">
            <text:p>0.03</text:p>
          </table:table-cell>
          <table:table-cell table:formula="of:=INDIRECT(ADDRESS([.M15];6;4))" office:value-type="float" office:value="0.0291861">
            <text:p>0.03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6">
            <text:p>2.13E-005</text:p>
          </table:table-cell>
          <table:table-cell/>
          <table:table-cell table:formula="of:=INDIRECT(ADDRESS([.K16];6;4))" office:value-type="float" office:value="0.00657136">
            <text:p>0.01</text:p>
          </table:table-cell>
          <table:table-cell table:formula="of:=INDIRECT(ADDRESS([.L16];6;4))" office:value-type="float" office:value="0.00979759">
            <text:p>0.01</text:p>
          </table:table-cell>
          <table:table-cell table:formula="of:=INDIRECT(ADDRESS([.M16];6;4))" office:value-type="float" office:value="0.0134971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office:value-type="float" office:value="19.0318">
            <text:p>19.03</text:p>
          </table:table-cell>
          <table:table-cell/>
          <table:table-cell table:formula="of:=INDIRECT(ADDRESS([.K17];6;4))" office:value-type="float" office:value="0.0057724">
            <text:p>0.01</text:p>
          </table:table-cell>
          <table:table-cell table:formula="of:=INDIRECT(ADDRESS([.L17];6;4))" office:value-type="float" office:value="0.0135199">
            <text:p>0.01</text:p>
          </table:table-cell>
          <table:table-cell table:formula="of:=INDIRECT(ADDRESS([.M17];6;4))" office:value-type="float" office:value="0.0135361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3841">
            <text:p>6.04</text:p>
          </table:table-cell>
          <table:table-cell/>
          <table:table-cell table:formula="of:=INDIRECT(ADDRESS([.K18];6;4))" office:value-type="float" office:value="0.00605991">
            <text:p>0.01</text:p>
          </table:table-cell>
          <table:table-cell table:formula="of:=INDIRECT(ADDRESS([.L18];6;4))" office:value-type="float" office:value="0.0086586">
            <text:p>0.01</text:p>
          </table:table-cell>
          <table:table-cell table:formula="of:=INDIRECT(ADDRESS([.M18];6;4))" office:value-type="float" office:value="0.00843885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4469">
            <text:p>6.04</text:p>
          </table:table-cell>
          <table:table-cell/>
          <table:table-cell table:formula="of:=INDIRECT(ADDRESS([.K19];6;4))" office:value-type="float" office:value="0.00623803">
            <text:p>0.01</text:p>
          </table:table-cell>
          <table:table-cell table:formula="of:=INDIRECT(ADDRESS([.L19];6;4))" office:value-type="float" office:value="0.00826682">
            <text:p>0.01</text:p>
          </table:table-cell>
          <table:table-cell table:formula="of:=INDIRECT(ADDRESS([.M19];6;4))" office:value-type="float" office:value="0.00836301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8345">
            <text:p>0.01</text:p>
          </table:table-cell>
          <table:table-cell/>
          <table:table-cell table:formula="of:=INDIRECT(ADDRESS([.K20];6;4))" office:value-type="float" office:value="0.00798286">
            <text:p>0.01</text:p>
          </table:table-cell>
          <table:table-cell table:formula="of:=INDIRECT(ADDRESS([.L20];6;4))" office:value-type="float" office:value="0.00866768">
            <text:p>0.01</text:p>
          </table:table-cell>
          <table:table-cell table:formula="of:=INDIRECT(ADDRESS([.M20];6;4))" office:value-type="float" office:value="0.00800186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447">
            <text:p>6.04</text:p>
          </table:table-cell>
          <table:table-cell/>
          <table:table-cell table:formula="of:=INDIRECT(ADDRESS([.K21];6;4))" office:value-type="float" office:value="0.00569381">
            <text:p>0.01</text:p>
          </table:table-cell>
          <table:table-cell table:formula="of:=INDIRECT(ADDRESS([.L21];6;4))" office:value-type="float" office:value="0.0141846">
            <text:p>0.01</text:p>
          </table:table-cell>
          <table:table-cell table:formula="of:=INDIRECT(ADDRESS([.M21];6;4))" office:value-type="float" office:value="0.0141118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356">
            <text:p>6.05</text:p>
          </table:table-cell>
          <table:table-cell/>
          <table:table-cell table:formula="of:=INDIRECT(ADDRESS([.K22];6;4))" office:value-type="float" office:value="0.0057803">
            <text:p>0.01</text:p>
          </table:table-cell>
          <table:table-cell table:formula="of:=INDIRECT(ADDRESS([.L22];6;4))" office:value-type="float" office:value="0.0085259">
            <text:p>0.01</text:p>
          </table:table-cell>
          <table:table-cell table:formula="of:=INDIRECT(ADDRESS([.M22];6;4))" office:value-type="float" office:value="0.00857395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5567">
            <text:p>0.01</text:p>
          </table:table-cell>
          <table:table-cell/>
          <table:table-cell table:formula="of:=INDIRECT(ADDRESS([.K23];6;4))" office:value-type="float" office:value="0.0057408">
            <text:p>0.01</text:p>
          </table:table-cell>
          <table:table-cell table:formula="of:=INDIRECT(ADDRESS([.L23];6;4))" office:value-type="float" office:value="0.0289734">
            <text:p>0.03</text:p>
          </table:table-cell>
          <table:table-cell table:formula="of:=INDIRECT(ADDRESS([.M23];6;4))" office:value-type="float" office:value="0.0329659">
            <text:p>0.03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419">
            <text:p>6.04</text:p>
          </table:table-cell>
          <table:table-cell/>
          <table:table-cell table:formula="of:=INDIRECT(ADDRESS([.K24];6;4))" office:value-type="float" office:value="0.00578701">
            <text:p>0.01</text:p>
          </table:table-cell>
          <table:table-cell table:formula="of:=INDIRECT(ADDRESS([.L24];6;4))" office:value-type="float" office:value="0.00979404">
            <text:p>0.01</text:p>
          </table:table-cell>
          <table:table-cell table:formula="of:=INDIRECT(ADDRESS([.M24];6;4))" office:value-type="float" office:value="0.00984701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5975">
            <text:p>6.06</text:p>
          </table:table-cell>
          <table:table-cell/>
          <table:table-cell table:style-name="ce7" table:formula="of:=SUM([.H2:.H24])" office:value-type="float" office:value="0.14323731">
            <text:p>0.14324</text:p>
          </table:table-cell>
          <table:table-cell table:style-name="ce7" table:formula="of:=SUM([.I2:.I24])" office:value-type="float" office:value="0.27971271">
            <text:p>0.27971</text:p>
          </table:table-cell>
          <table:table-cell table:style-name="ce7" table:formula="of:=SUM([.J2:.J24])" office:value-type="float" office:value="0.32418055">
            <text:p>0.32418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545">
            <text:p>0.02</text:p>
          </table:table-cell>
          <table:table-cell/>
          <table:table-cell table:style-name="ce7" table:formula="of:=AVERAGE([.H2:.H24])" office:value-type="float" office:value="0.00622770913043478">
            <text:p>0.00623</text:p>
          </table:table-cell>
          <table:table-cell table:style-name="ce7" table:formula="of:=AVERAGE([.I2:.I24])" office:value-type="float" office:value="0.012161422173913">
            <text:p>0.01216</text:p>
          </table:table-cell>
          <table:table-cell table:style-name="ce7" table:formula="of:=AVERAGE([.J2:.J24])" office:value-type="float" office:value="0.0140948065217391">
            <text:p>0.01409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0658">
            <text:p>6.07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83">
            <text:p>6.07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1494">
            <text:p>3.51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3913">
            <text:p>0.0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0.9982">
            <text:p>41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6579">
            <text:p>6.07</text:p>
          </table:table-cell>
          <table:table-cell office:value-type="string">
            <text:p>time</text:p>
          </table:table-cell>
          <table:table-cell office:value-type="float" office:value="19.0622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6587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15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284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06584">
            <text:p>6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6586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office:value-type="float" office:value="19.0487">
            <text:p>19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6596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7203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67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7204">
            <text:p>6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234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7725">
            <text:p>6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8643">
            <text:p>6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81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09019">
            <text:p>6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27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89874">
            <text:p>7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47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7681">
            <text:p>37.77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09018">
            <text:p>6.09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034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64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307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09028">
            <text:p>6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033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93671">
            <text:p>4.9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office:value-type="float" office:value="19.0648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053">
            <text:p>6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0964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5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641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0811">
            <text:p>6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9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09687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246">
            <text:p>6.1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9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11667">
            <text:p>6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71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613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2218">
            <text:p>44.22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1666">
            <text:p>6.12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674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2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514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11671">
            <text:p>6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1673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office:value-type="float" office:value="19.0821">
            <text:p>19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1683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2365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821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2366">
            <text:p>6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222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1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2531">
            <text:p>6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588">
            <text:p>6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7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office:value-type="string">
            <text:p>time</text:p>
          </table:table-cell>
          <table:table-cell office:value-type="float" office:value="19.0904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28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3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70127">
            <text:p>7.7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14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5241">
            <text:p>35.52</text:p>
          </table:table-cell>
          <table:table-cell office:value-type="string">
            <text:p>time</text:p>
          </table:table-cell>
          <table:table-cell office:value-type="float" office:value="19.0906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3927">
            <text:p>6.14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46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41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5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39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3945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88456">
            <text:p>5.8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office:value-type="float" office:value="19.0996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3955">
            <text:p>6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453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4531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5531">
            <text:p>6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9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5166">
            <text:p>6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153">
            <text:p>6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66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16743">
            <text:p>6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62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92729">
            <text:p>1.9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413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6996">
            <text:p>46.7</text:p>
          </table:table-cell>
          <table:table-cell office:value-type="string">
            <text:p>time</text:p>
          </table:table-cell>
          <table:table-cell office:value-type="float" office:value="19.1042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6742">
            <text:p>6.17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7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8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5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16763">
            <text:p>6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67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office:value-type="float" office:value="19.1194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6775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7365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1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7366">
            <text:p>6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463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6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758">
            <text:p>6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681">
            <text:p>6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18884">
            <text:p>6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88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84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6652">
            <text:p>34.67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18883">
            <text:p>6.19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89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67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75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18889">
            <text:p>6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8891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office:value-type="float" office:value="19.1322">
            <text:p>1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8901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1947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15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472">
            <text:p>6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0623">
            <text:p>6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0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19524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204">
            <text:p>6.2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9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21769">
            <text:p>6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73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599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2982">
            <text:p>46.3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1768">
            <text:p>6.22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76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27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507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21773">
            <text:p>6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1776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office:value-type="float" office:value="19.151">
            <text:p>1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1785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235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2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359">
            <text:p>6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523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3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2572">
            <text:p>6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733">
            <text:p>6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1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23929">
            <text:p>6.2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32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9908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268">
            <text:p>22.23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3928">
            <text:p>6.24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936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26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8992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23933">
            <text:p>6.2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393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office:value-type="float" office:value="19.1677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945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4688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432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4689">
            <text:p>6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5561">
            <text:p>6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14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3802">
            <text:p>6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7002">
            <text:p>6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00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28428">
            <text:p>6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32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46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3023">
            <text:p>36.3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28427">
            <text:p>6.2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43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8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44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28432">
            <text:p>6.2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843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office:value-type="float" office:value="19.1841">
            <text:p>1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8445">
            <text:p>6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2903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5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033">
            <text:p>6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104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29791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0653">
            <text:p>6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6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31183">
            <text:p>6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87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94937">
            <text:p>3.9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76513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6.5595">
            <text:p>26.56</text:p>
          </table:table-cell>
          <table:table-cell office:value-type="string">
            <text:p>time</text:p>
          </table:table-cell>
          <table:table-cell office:value-type="float" office:value="19.1891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1182">
            <text:p>6.31</text:p>
          </table:table-cell>
          <table:table-cell office:value-type="string">
            <text:p>time</text:p>
          </table:table-cell>
          <table:table-cell office:value-type="float" office:value="19.2216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191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46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75506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31187">
            <text:p>6.3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19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office:value-type="float" office:value="19.2009">
            <text:p>1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202">
            <text:p>6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1784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225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1785">
            <text:p>6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3511">
            <text:p>6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264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252">
            <text:p>6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237">
            <text:p>6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69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34948">
            <text:p>6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51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3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6559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3935">
            <text:p>22.39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4947">
            <text:p>6.35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55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11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55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34952">
            <text:p>6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495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office:value-type="float" office:value="19.2326">
            <text:p>1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4964">
            <text:p>6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555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67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5551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6402">
            <text:p>6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05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7056">
            <text:p>6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7916">
            <text:p>6.3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0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39414">
            <text:p>6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17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666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2.2544">
            <text:p>42.25</text:p>
          </table:table-cell>
          <table:table-cell office:value-type="string">
            <text:p>time</text:p>
          </table:table-cell>
          <table:table-cell office:value-type="float" office:value="19.2372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39413">
            <text:p>6.39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421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7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56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39418">
            <text:p>6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3942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58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office:value-type="float" office:value="19.2496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39432">
            <text:p>6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0302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016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304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449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46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0744">
            <text:p>6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622">
            <text:p>6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83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4178">
            <text:p>6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8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97879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5.1333">
            <text:p>25.13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1779">
            <text:p>6.42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788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57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6888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41784">
            <text:p>6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178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6456">
            <text:p>2.7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office:value-type="float" office:value="19.2661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1797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237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8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374">
            <text:p>6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291">
            <text:p>6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6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2614">
            <text:p>6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532">
            <text:p>6.4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86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59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63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7291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881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6378">
            <text:p>38.64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5758">
            <text:p>6.46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66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45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78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45763">
            <text:p>6.4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5765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office:value-type="float" office:value="19.2821">
            <text:p>1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5775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6432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571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434">
            <text:p>6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414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97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6539">
            <text:p>6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7888">
            <text:p>6.4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497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48347">
            <text:p>6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51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82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8169">
            <text:p>43.82</text:p>
          </table:table-cell>
          <table:table-cell office:value-type="string">
            <text:p>time</text:p>
          </table:table-cell>
          <table:table-cell office:value-type="float" office:value="19.2888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48346">
            <text:p>6.48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35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27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728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48351">
            <text:p>6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35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office:value-type="float" office:value="19.2993">
            <text:p>1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364">
            <text:p>6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48941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8941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293">
            <text:p>6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51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49115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469">
            <text:p>6.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53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0629">
            <text:p>6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33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12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964">
            <text:p>37.3</text:p>
          </table:table-cell>
          <table:table-cell office:value-type="string">
            <text:p>time</text:p>
          </table:table-cell>
          <table:table-cell office:value-type="float" office:value="19.306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0628">
            <text:p>6.51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636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0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16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0633">
            <text:p>6.5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0636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office:value-type="float" office:value="19.3156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0645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1251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599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252">
            <text:p>6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11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5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1878">
            <text:p>6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2722">
            <text:p>6.53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38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331">
            <text:p>6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14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1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36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7157">
            <text:p>51.72</text:p>
          </table:table-cell>
          <table:table-cell office:value-type="string">
            <text:p>time</text:p>
          </table:table-cell>
          <table:table-cell office:value-type="float" office:value="19.3212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331">
            <text:p>6.53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31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42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23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3315">
            <text:p>6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317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office:value-type="float" office:value="19.3325">
            <text:p>1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328">
            <text:p>6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3951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3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3952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779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66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4182">
            <text:p>6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019">
            <text:p>6.5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63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5244">
            <text:p>6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47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1494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576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5998">
            <text:p>48.6</text:p>
          </table:table-cell>
          <table:table-cell office:value-type="string">
            <text:p>time</text:p>
          </table:table-cell>
          <table:table-cell office:value-type="float" office:value="19.3405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5243">
            <text:p>6.55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51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8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5248">
            <text:p>6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25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office:value-type="float" office:value="19.3506">
            <text:p>1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6">
            <text:p>6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058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82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6059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6926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67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6321">
            <text:p>6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121">
            <text:p>6.5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001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7302">
            <text:p>6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05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5696">
            <text:p>3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355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5555">
            <text:p>36.56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7301">
            <text:p>6.57</text:p>
          </table:table-cell>
          <table:table-cell office:value-type="string">
            <text:p>time</text:p>
          </table:table-cell>
          <table:table-cell office:value-type="float" office:value="19.3722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30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35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2672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7306">
            <text:p>6.5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308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office:value-type="float" office:value="19.3678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317">
            <text:p>6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788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93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788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306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18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8267">
            <text:p>6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679">
            <text:p>6.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11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0037">
            <text:p>6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22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2789">
            <text:p>41.28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0036">
            <text:p>6.6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044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5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135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0041">
            <text:p>6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4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office:value-type="float" office:value="19.3837">
            <text:p>1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053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63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63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84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2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12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98">
            <text:p>6.6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739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246">
            <text:p>6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63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3595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6125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4153">
            <text:p>22.42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2459">
            <text:p>6.62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46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18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5141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2464">
            <text:p>6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66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office:value-type="float" office:value="19.4038">
            <text:p>1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47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0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051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949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973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55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452">
            <text:p>6.6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965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6921">
            <text:p>6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42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77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0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9961">
            <text:p>50</text:p>
          </table:table-cell>
          <table:table-cell office:value-type="string">
            <text:p>time</text:p>
          </table:table-cell>
          <table:table-cell office:value-type="float" office:value="19.4087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692">
            <text:p>6.67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4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19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3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6943">
            <text:p>6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945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office:value-type="float" office:value="19.41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5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53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87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53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1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94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774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725">
            <text:p>6.6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47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8921">
            <text:p>6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25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3595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823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9406">
            <text:p>35.94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892">
            <text:p>6.69</text:p>
          </table:table-cell>
          <table:table-cell office:value-type="string">
            <text:p>time</text:p>
          </table:table-cell>
          <table:table-cell office:value-type="float" office:value="19.4411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928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701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32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8925">
            <text:p>6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927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office:value-type="float" office:value="19.4365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936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52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01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528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533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555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:\Projects&gt;</text:p>
          </table:table-cell>
          <table:table-cell table:number-columns-repeated="12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0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10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834">
            <text:p>834</text:p>
          </table:table-cell>
          <table:table-cell table:number-columns-repeated="3"/>
          <table:table-cell table:formula="of:=INDIRECT(ADDRESS([.K2];6;4))" office:value-type="float" office:value="0.00467763">
            <text:p>0</text:p>
          </table:table-cell>
          <table:table-cell table:formula="of:=INDIRECT(ADDRESS([.L2];6;4))" office:value-type="float" office:value="0.0326704">
            <text:p>0.03</text:p>
          </table:table-cell>
          <table:table-cell table:formula="of:=INDIRECT(ADDRESS([.M2];6;4))" office:value-type="float" office:value="0.0326052">
            <text:p>0.0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2">
            <text:p>19.02</text:p>
          </table:table-cell>
          <table:table-cell/>
          <table:table-cell table:formula="of:=INDIRECT(ADDRESS([.K3];6;4))" office:value-type="float" office:value="0.00662309">
            <text:p>0.01</text:p>
          </table:table-cell>
          <table:table-cell table:formula="of:=INDIRECT(ADDRESS([.L3];6;4))" office:value-type="float" office:value="0.00847732">
            <text:p>0.01</text:p>
          </table:table-cell>
          <table:table-cell table:formula="of:=INDIRECT(ADDRESS([.M3];6;4))" office:value-type="float" office:value="0.00798598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4];6;4))" office:value-type="float" office:value="0.00458127">
            <text:p>0</text:p>
          </table:table-cell>
          <table:table-cell table:formula="of:=INDIRECT(ADDRESS([.L4];6;4))" office:value-type="float" office:value="0.0105322">
            <text:p>0.01</text:p>
          </table:table-cell>
          <table:table-cell table:formula="of:=INDIRECT(ADDRESS([.M4];6;4))" office:value-type="float" office:value="0.0156212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4935">
            <text:p>6.55E+000</text:p>
          </table:table-cell>
          <table:table-cell/>
          <table:table-cell table:formula="of:=INDIRECT(ADDRESS([.K5];6;4))" office:value-type="float" office:value="0.00543275">
            <text:p>0.01</text:p>
          </table:table-cell>
          <table:table-cell table:formula="of:=INDIRECT(ADDRESS([.L5];6;4))" office:value-type="float" office:value="0.00863174">
            <text:p>0.01</text:p>
          </table:table-cell>
          <table:table-cell table:formula="of:=INDIRECT(ADDRESS([.M5];6;4))" office:value-type="float" office:value="0.0083201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939">
            <text:p>6.55</text:p>
          </table:table-cell>
          <table:table-cell/>
          <table:table-cell table:formula="of:=INDIRECT(ADDRESS([.K6];6;4))" office:value-type="float" office:value="0.00457139">
            <text:p>0</text:p>
          </table:table-cell>
          <table:table-cell table:formula="of:=INDIRECT(ADDRESS([.L6];6;4))" office:value-type="float" office:value="0.00885093">
            <text:p>0.01</text:p>
          </table:table-cell>
          <table:table-cell table:formula="of:=INDIRECT(ADDRESS([.M6];6;4))" office:value-type="float" office:value="0.00920285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3848">
            <text:p>3.24E-005</text:p>
          </table:table-cell>
          <table:table-cell/>
          <table:table-cell table:formula="of:=INDIRECT(ADDRESS([.K7];6;4))" office:value-type="float" office:value="0.00456389">
            <text:p>0</text:p>
          </table:table-cell>
          <table:table-cell table:formula="of:=INDIRECT(ADDRESS([.L7];6;4))" office:value-type="float" office:value="0.00894216">
            <text:p>0.01</text:p>
          </table:table-cell>
          <table:table-cell table:formula="of:=INDIRECT(ADDRESS([.M7];6;4))" office:value-type="float" office:value="0.00914502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8569">
            <text:p>0.04</text:p>
          </table:table-cell>
          <table:table-cell table:number-columns-repeated="3"/>
          <table:table-cell table:formula="of:=INDIRECT(ADDRESS([.K8];6;4))" office:value-type="float" office:value="0.00457416">
            <text:p>0</text:p>
          </table:table-cell>
          <table:table-cell table:formula="of:=INDIRECT(ADDRESS([.L8];6;4))" office:value-type="float" office:value="0.0108043">
            <text:p>0.01</text:p>
          </table:table-cell>
          <table:table-cell table:formula="of:=INDIRECT(ADDRESS([.M8];6;4))" office:value-type="float" office:value="0.0107644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931">
            <text:p>22.29</text:p>
          </table:table-cell>
          <table:table-cell office:value-type="string">
            <text:p>time</text:p>
          </table:table-cell>
          <table:table-cell office:value-type="float" office:value="19.0201">
            <text:p>19.02</text:p>
          </table:table-cell>
          <table:table-cell/>
          <table:table-cell table:formula="of:=INDIRECT(ADDRESS([.K9];6;4))" office:value-type="float" office:value="0.00462906">
            <text:p>0</text:p>
          </table:table-cell>
          <table:table-cell table:formula="of:=INDIRECT(ADDRESS([.L9];6;4))" office:value-type="float" office:value="0.0110179">
            <text:p>0.01</text:p>
          </table:table-cell>
          <table:table-cell table:formula="of:=INDIRECT(ADDRESS([.M9];6;4))" office:value-type="float" office:value="0.0112641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4935">
            <text:p>6.55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formula="of:=INDIRECT(ADDRESS([.K10];6;4))" office:value-type="float" office:value="0.00616812">
            <text:p>0.01</text:p>
          </table:table-cell>
          <table:table-cell table:formula="of:=INDIRECT(ADDRESS([.L10];6;4))" office:value-type="float" office:value="0.014803">
            <text:p>0.01</text:p>
          </table:table-cell>
          <table:table-cell table:formula="of:=INDIRECT(ADDRESS([.M10];6;4))" office:value-type="float" office:value="0.0195929">
            <text:p>0.02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4942">
            <text:p>6.55</text:p>
          </table:table-cell>
          <table:table-cell/>
          <table:table-cell table:formula="of:=INDIRECT(ADDRESS([.K11];6;4))" office:value-type="float" office:value="0.00525543">
            <text:p>0.01</text:p>
          </table:table-cell>
          <table:table-cell table:formula="of:=INDIRECT(ADDRESS([.L11];6;4))" office:value-type="float" office:value="0.0085338">
            <text:p>0.01</text:p>
          </table:table-cell>
          <table:table-cell table:formula="of:=INDIRECT(ADDRESS([.M11];6;4))" office:value-type="float" office:value="0.00824403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19">
            <text:p>6.59</text:p>
          </table:table-cell>
          <table:table-cell/>
          <table:table-cell table:formula="of:=INDIRECT(ADDRESS([.K12];6;4))" office:value-type="float" office:value="0.00463932">
            <text:p>0</text:p>
          </table:table-cell>
          <table:table-cell table:formula="of:=INDIRECT(ADDRESS([.L12];6;4))" office:value-type="float" office:value="0.0102146">
            <text:p>0.01</text:p>
          </table:table-cell>
          <table:table-cell table:formula="of:=INDIRECT(ADDRESS([.M12];6;4))" office:value-type="float" office:value="0.01017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477">
            <text:p>0.04</text:p>
          </table:table-cell>
          <table:table-cell/>
          <table:table-cell table:formula="of:=INDIRECT(ADDRESS([.K13];6;4))" office:value-type="float" office:value="0.0047195">
            <text:p>0</text:p>
          </table:table-cell>
          <table:table-cell table:formula="of:=INDIRECT(ADDRESS([.L13];6;4))" office:value-type="float" office:value="0.00855433">
            <text:p>0.01</text:p>
          </table:table-cell>
          <table:table-cell table:formula="of:=INDIRECT(ADDRESS([.M13];6;4))" office:value-type="float" office:value="0.00848928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4939">
            <text:p>6.55E+000</text:p>
          </table:table-cell>
          <table:table-cell/>
          <table:table-cell table:formula="of:=INDIRECT(ADDRESS([.K14];6;4))" office:value-type="float" office:value="0.00462195">
            <text:p>0</text:p>
          </table:table-cell>
          <table:table-cell table:formula="of:=INDIRECT(ADDRESS([.L14];6;4))" office:value-type="float" office:value="0.00958433">
            <text:p>0.01</text:p>
          </table:table-cell>
          <table:table-cell table:formula="of:=INDIRECT(ADDRESS([.M14];6;4))" office:value-type="float" office:value="0.00943789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4941">
            <text:p>6.55</text:p>
          </table:table-cell>
          <table:table-cell/>
          <table:table-cell table:formula="of:=INDIRECT(ADDRESS([.K15];6;4))" office:value-type="float" office:value="0.00703541">
            <text:p>0.01</text:p>
          </table:table-cell>
          <table:table-cell table:formula="of:=INDIRECT(ADDRESS([.L15];6;4))" office:value-type="float" office:value="0.00895559">
            <text:p>0.01</text:p>
          </table:table-cell>
          <table:table-cell table:formula="of:=INDIRECT(ADDRESS([.M15];6;4))" office:value-type="float" office:value="0.00789411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6">
            <text:p>2.13E-005</text:p>
          </table:table-cell>
          <table:table-cell/>
          <table:table-cell table:formula="of:=INDIRECT(ADDRESS([.K16];6;4))" office:value-type="float" office:value="0.00458838">
            <text:p>0</text:p>
          </table:table-cell>
          <table:table-cell table:formula="of:=INDIRECT(ADDRESS([.L16];6;4))" office:value-type="float" office:value="0.0126905">
            <text:p>0.01</text:p>
          </table:table-cell>
          <table:table-cell table:formula="of:=INDIRECT(ADDRESS([.M16];6;4))" office:value-type="float" office:value="0.0189802">
            <text:p>0.02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office:value-type="float" office:value="19.0318">
            <text:p>19.03</text:p>
          </table:table-cell>
          <table:table-cell/>
          <table:table-cell table:formula="of:=INDIRECT(ADDRESS([.K17];6;4))" office:value-type="float" office:value="0.00466144">
            <text:p>0</text:p>
          </table:table-cell>
          <table:table-cell table:formula="of:=INDIRECT(ADDRESS([.L17];6;4))" office:value-type="float" office:value="0.0085492">
            <text:p>0.01</text:p>
          </table:table-cell>
          <table:table-cell table:formula="of:=INDIRECT(ADDRESS([.M17];6;4))" office:value-type="float" office:value="0.0143738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212">
            <text:p>6.55</text:p>
          </table:table-cell>
          <table:table-cell/>
          <table:table-cell table:formula="of:=INDIRECT(ADDRESS([.K18];6;4))" office:value-type="float" office:value="0.00461918">
            <text:p>0</text:p>
          </table:table-cell>
          <table:table-cell table:formula="of:=INDIRECT(ADDRESS([.L18];6;4))" office:value-type="float" office:value="0.00895796">
            <text:p>0.01</text:p>
          </table:table-cell>
          <table:table-cell table:formula="of:=INDIRECT(ADDRESS([.M18];6;4))" office:value-type="float" office:value="0.00891984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568">
            <text:p>6.56</text:p>
          </table:table-cell>
          <table:table-cell/>
          <table:table-cell table:formula="of:=INDIRECT(ADDRESS([.K19];6;4))" office:value-type="float" office:value="0.00696827">
            <text:p>0.01</text:p>
          </table:table-cell>
          <table:table-cell table:formula="of:=INDIRECT(ADDRESS([.L19];6;4))" office:value-type="float" office:value="0.0100251">
            <text:p>0.01</text:p>
          </table:table-cell>
          <table:table-cell table:formula="of:=INDIRECT(ADDRESS([.M19];6;4))" office:value-type="float" office:value="0.0107173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763">
            <text:p>0</text:p>
          </table:table-cell>
          <table:table-cell/>
          <table:table-cell table:formula="of:=INDIRECT(ADDRESS([.K20];6;4))" office:value-type="float" office:value="0.00462708">
            <text:p>0</text:p>
          </table:table-cell>
          <table:table-cell table:formula="of:=INDIRECT(ADDRESS([.L20];6;4))" office:value-type="float" office:value="0.0127272">
            <text:p>0.01</text:p>
          </table:table-cell>
          <table:table-cell table:formula="of:=INDIRECT(ADDRESS([.M20];6;4))" office:value-type="float" office:value="0.0126868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68">
            <text:p>6.56</text:p>
          </table:table-cell>
          <table:table-cell/>
          <table:table-cell table:formula="of:=INDIRECT(ADDRESS([.K21];6;4))" office:value-type="float" office:value="0.00576766">
            <text:p>0.01</text:p>
          </table:table-cell>
          <table:table-cell table:formula="of:=INDIRECT(ADDRESS([.L21];6;4))" office:value-type="float" office:value="0.0171624">
            <text:p>0.02</text:p>
          </table:table-cell>
          <table:table-cell table:formula="of:=INDIRECT(ADDRESS([.M21];6;4))" office:value-type="float" office:value="0.0399584">
            <text:p>0.04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8947">
            <text:p>6.59</text:p>
          </table:table-cell>
          <table:table-cell/>
          <table:table-cell table:formula="of:=INDIRECT(ADDRESS([.K22];6;4))" office:value-type="float" office:value="0.00461168">
            <text:p>0</text:p>
          </table:table-cell>
          <table:table-cell table:formula="of:=INDIRECT(ADDRESS([.L22];6;4))" office:value-type="float" office:value="0.0137272">
            <text:p>0.01</text:p>
          </table:table-cell>
          <table:table-cell table:formula="of:=INDIRECT(ADDRESS([.M22];6;4))" office:value-type="float" office:value="0.00560304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6704">
            <text:p>0.03</text:p>
          </table:table-cell>
          <table:table-cell/>
          <table:table-cell table:formula="of:=INDIRECT(ADDRESS([.K23];6;4))" office:value-type="float" office:value="0.00457929">
            <text:p>0</text:p>
          </table:table-cell>
          <table:table-cell table:formula="of:=INDIRECT(ADDRESS([.L23];6;4))" office:value-type="float" office:value="0.00961592">
            <text:p>0.01</text:p>
          </table:table-cell>
          <table:table-cell table:formula="of:=INDIRECT(ADDRESS([.M23];6;4))" office:value-type="float" office:value="0.0121181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5931">
            <text:p>6.56</text:p>
          </table:table-cell>
          <table:table-cell/>
          <table:table-cell table:formula="of:=INDIRECT(ADDRESS([.K24];6;4))" office:value-type="float" office:value="0.00464959">
            <text:p>0</text:p>
          </table:table-cell>
          <table:table-cell table:formula="of:=INDIRECT(ADDRESS([.L24];6;4))" office:value-type="float" office:value="0.00877905">
            <text:p>0.01</text:p>
          </table:table-cell>
          <table:table-cell table:formula="of:=INDIRECT(ADDRESS([.M24];6;4))" office:value-type="float" office:value="0.0152412">
            <text:p>0.02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192">
            <text:p>6.59</text:p>
          </table:table-cell>
          <table:table-cell/>
          <table:table-cell table:style-name="ce7" table:formula="of:=SUM([.H2:.H24])" office:value-type="float" office:value="0.11716554">
            <text:p>0.11717</text:p>
          </table:table-cell>
          <table:table-cell table:style-name="ce7" table:formula="of:=SUM([.I2:.I24])" office:value-type="float" office:value="0.26280713">
            <text:p>0.26281</text:p>
          </table:table-cell>
          <table:table-cell table:style-name="ce7" table:formula="of:=SUM([.J2:.J24])" office:value-type="float" office:value="0.30733574">
            <text:p>0.30734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6052">
            <text:p>0.03</text:p>
          </table:table-cell>
          <table:table-cell/>
          <table:table-cell table:style-name="ce7" table:formula="of:=AVERAGE([.H2:.H24])" office:value-type="float" office:value="0.00509415391304348">
            <text:p>0.00509</text:p>
          </table:table-cell>
          <table:table-cell table:style-name="ce7" table:formula="of:=AVERAGE([.I2:.I24])" office:value-type="float" office:value="0.0114263969565217">
            <text:p>0.01143</text:p>
          </table:table-cell>
          <table:table-cell table:style-name="ce7" table:formula="of:=AVERAGE([.J2:.J24])" office:value-type="float" office:value="0.0133624234782609">
            <text:p>0.01336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9421">
            <text:p>6.59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25">
            <text:p>6.59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3">
            <text:p>3.59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2998">
            <text:p>0.0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2617">
            <text:p>49.26</text:p>
          </table:table-cell>
          <table:table-cell office:value-type="string">
            <text:p>time</text:p>
          </table:table-cell>
          <table:table-cell office:value-type="float" office:value="19.0375">
            <text:p>19.04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942">
            <text:p>6.59</text:p>
          </table:table-cell>
          <table:table-cell office:value-type="string">
            <text:p>time</text:p>
          </table:table-cell>
          <table:table-cell office:value-type="float" office:value="19.0622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428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48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19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59425">
            <text:p>6.5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427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5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office:value-type="float" office:value="19.0487">
            <text:p>19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437">
            <text:p>6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099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623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1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948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77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523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322">
            <text:p>6.6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85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1451">
            <text:p>6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57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05519">
            <text:p>5.0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1172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877">
            <text:p>36.88</text:p>
          </table:table-cell>
          <table:table-cell office:value-type="string">
            <text:p>time</text:p>
          </table:table-cell>
          <table:table-cell office:value-type="float" office:value="19.0623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145">
            <text:p>6.61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462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1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992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1457">
            <text:p>6.6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461">
            <text:p>6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office:value-type="float" office:value="19.0648">
            <text:p>19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697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155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1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155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209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3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213">
            <text:p>6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693">
            <text:p>6.6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2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694">
            <text:p>19.0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4163">
            <text:p>6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6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899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574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3508">
            <text:p>46.35</text:p>
          </table:table-cell>
          <table:table-cell office:value-type="string">
            <text:p>time</text:p>
          </table:table-cell>
          <table:table-cell office:value-type="float" office:value="19.0695">
            <text:p>19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4162">
            <text:p>6.64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16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1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485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4167">
            <text:p>6.6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169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office:value-type="float" office:value="19.0821">
            <text:p>19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177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721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432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4724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587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317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513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962">
            <text:p>6.6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20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0898">
            <text:p>19.0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office:value-type="string">
            <text:p>time</text:p>
          </table:table-cell>
          <table:table-cell office:value-type="float" office:value="19.0904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2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917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5.8114">
            <text:p>55.81</text:p>
          </table:table-cell>
          <table:table-cell office:value-type="string">
            <text:p>time</text:p>
          </table:table-cell>
          <table:table-cell office:value-type="float" office:value="19.0906">
            <text:p>19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632">
            <text:p>6.66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819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2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327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0405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office:value-type="float" office:value="19.0996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33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795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13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79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681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50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983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7904">
            <text:p>6.6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02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office:value-type="string">
            <text:p>time</text:p>
          </table:table-cell>
          <table:table-cell office:value-type="float" office:value="19.1041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8112">
            <text:p>6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5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1747">
            <text:p>3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26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7577">
            <text:p>54.76</text:p>
          </table:table-cell>
          <table:table-cell office:value-type="string">
            <text:p>time</text:p>
          </table:table-cell>
          <table:table-cell office:value-type="float" office:value="19.1042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8111">
            <text:p>6.68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119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10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8116">
            <text:p>6.6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118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office:value-type="float" office:value="19.1194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128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584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638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584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479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421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8801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715">
            <text:p>6.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45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245">
            <text:p>19.1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9938">
            <text:p>6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4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38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354">
            <text:p>35.24</text:p>
          </table:table-cell>
          <table:table-cell office:value-type="string">
            <text:p>time</text:p>
          </table:table-cell>
          <table:table-cell office:value-type="float" office:value="19.1246">
            <text:p>19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9937">
            <text:p>6.7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945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74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291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69942">
            <text:p>6.7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944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7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office:value-type="float" office:value="19.1322">
            <text:p>19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9953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4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41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411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491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80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1065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141">
            <text:p>6.7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6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2776">
            <text:p>6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8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5443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901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2481">
            <text:p>50.25</text:p>
          </table:table-cell>
          <table:table-cell office:value-type="string">
            <text:p>time</text:p>
          </table:table-cell>
          <table:table-cell office:value-type="float" office:value="19.1368">
            <text:p>19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2776">
            <text:p>6.73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84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5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3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2781">
            <text:p>6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8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3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office:value-type="float" office:value="19.151">
            <text:p>19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9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325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90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25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358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1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44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569">
            <text:p>6.7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6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557">
            <text:p>19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4766">
            <text:p>6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4272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1778">
            <text:p>29.18</text:p>
          </table:table-cell>
          <table:table-cell office:value-type="string">
            <text:p>time</text:p>
          </table:table-cell>
          <table:table-cell office:value-type="float" office:value="19.1558">
            <text:p>19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4766">
            <text:p>6.75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7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19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4181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477">
            <text:p>6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77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4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office:value-type="float" office:value="19.1677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4782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39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68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4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881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8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586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545">
            <text:p>6.7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592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722">
            <text:p>19.1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8194">
            <text:p>6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197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9646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88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2016">
            <text:p>37.2</text:p>
          </table:table-cell>
          <table:table-cell office:value-type="string">
            <text:p>time</text:p>
          </table:table-cell>
          <table:table-cell office:value-type="float" office:value="19.1723">
            <text:p>19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8193">
            <text:p>6.7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20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7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783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8198">
            <text:p>6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2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office:value-type="float" office:value="19.1841">
            <text:p>19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2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736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55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738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9592">
            <text:p>6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3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942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245">
            <text:p>6.8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44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office:value-type="string">
            <text:p>time</text:p>
          </table:table-cell>
          <table:table-cell office:value-type="float" office:value="19.189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0882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8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9139">
            <text:p>3.7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462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3798">
            <text:p>51.38</text:p>
          </table:table-cell>
          <table:table-cell office:value-type="string">
            <text:p>time</text:p>
          </table:table-cell>
          <table:table-cell office:value-type="float" office:value="19.1891">
            <text:p>19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0881">
            <text:p>6.81</text:p>
          </table:table-cell>
          <table:table-cell office:value-type="string">
            <text:p>time</text:p>
          </table:table-cell>
          <table:table-cell office:value-type="float" office:value="19.2216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88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26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368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0886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88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office:value-type="float" office:value="19.2009">
            <text:p>19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89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1363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93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363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385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1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596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613">
            <text:p>6.83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2828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31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7798">
            <text:p>3.2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393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0356">
            <text:p>49.04</text:p>
          </table:table-cell>
          <table:table-cell office:value-type="string">
            <text:p>time</text:p>
          </table:table-cell>
          <table:table-cell office:value-type="float" office:value="19.2217">
            <text:p>19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2827">
            <text:p>6.83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835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65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300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2832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834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office:value-type="float" office:value="19.2326">
            <text:p>19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843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315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316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171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54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719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568">
            <text:p>6.8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89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office:value-type="string">
            <text:p>time</text:p>
          </table:table-cell>
          <table:table-cell office:value-type="float" office:value="19.2371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4868">
            <text:p>6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72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06785">
            <text:p>4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707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4425">
            <text:p>37.44</text:p>
          </table:table-cell>
          <table:table-cell office:value-type="string">
            <text:p>time</text:p>
          </table:table-cell>
          <table:table-cell office:value-type="float" office:value="19.2372">
            <text:p>19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4867">
            <text:p>6.85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8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36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62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4874">
            <text:p>6.8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879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89722">
            <text:p>4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office:value-type="float" office:value="19.2496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966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542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19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542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387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84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026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969">
            <text:p>6.8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37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541">
            <text:p>19.25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7538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41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3848">
            <text:p>3.2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198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7.1737">
            <text:p>47.17</text:p>
          </table:table-cell>
          <table:table-cell office:value-type="string">
            <text:p>time</text:p>
          </table:table-cell>
          <table:table-cell office:value-type="float" office:value="19.2542">
            <text:p>19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7537">
            <text:p>6.88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545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56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10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7542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544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6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office:value-type="float" office:value="19.2661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553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8257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0354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26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155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555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649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439">
            <text:p>6.8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941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73">
            <text:p>19.2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658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62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936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5583">
            <text:p>34.56</text:p>
          </table:table-cell>
          <table:table-cell office:value-type="string">
            <text:p>time</text:p>
          </table:table-cell>
          <table:table-cell office:value-type="float" office:value="19.2732">
            <text:p>19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9657">
            <text:p>6.9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665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49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839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9662">
            <text:p>6.9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665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3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office:value-type="float" office:value="19.2821">
            <text:p>19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723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0182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883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0183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452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9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0126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024">
            <text:p>6.9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980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office:value-type="string">
            <text:p>time</text:p>
          </table:table-cell>
          <table:table-cell office:value-type="float" office:value="19.2887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2552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81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9620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656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137">
            <text:p>44.14</text:p>
          </table:table-cell>
          <table:table-cell office:value-type="string">
            <text:p>time</text:p>
          </table:table-cell>
          <table:table-cell office:value-type="float" office:value="19.2888">
            <text:p>19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2551">
            <text:p>6.93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585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15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29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2582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58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2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3">
            <text:p>263</text:p>
          </table:table-cell>
          <table:table-cell office:value-type="float" office:value="19.2993">
            <text:p>19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59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06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14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06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919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4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2946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383">
            <text:p>6.9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37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office:value-type="string">
            <text:p>time</text:p>
          </table:table-cell>
          <table:table-cell office:value-type="float" office:value="19.3059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4818">
            <text:p>6.9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35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982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299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6454">
            <text:p>54.65</text:p>
          </table:table-cell>
          <table:table-cell office:value-type="string">
            <text:p>time</text:p>
          </table:table-cell>
          <table:table-cell office:value-type="float" office:value="19.306">
            <text:p>19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4817">
            <text:p>6.95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839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4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06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4835">
            <text:p>6.9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838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2506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4">
            <text:p>264</text:p>
          </table:table-cell>
          <table:table-cell office:value-type="float" office:value="19.3156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848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531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91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5311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206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57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5542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434">
            <text:p>6.9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19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office:value-type="string">
            <text:p>time</text:p>
          </table:table-cell>
          <table:table-cell office:value-type="float" office:value="19.3211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6647">
            <text:p>6.9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51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3342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750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8339">
            <text:p>38.83</text:p>
          </table:table-cell>
          <table:table-cell office:value-type="string">
            <text:p>time</text:p>
          </table:table-cell>
          <table:table-cell office:value-type="float" office:value="19.3212">
            <text:p>19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6647">
            <text:p>6.97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65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2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657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6652">
            <text:p>6.9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54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5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5">
            <text:p>265</text:p>
          </table:table-cell>
          <table:table-cell office:value-type="float" office:value="19.3325">
            <text:p>19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663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36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968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362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8365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2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735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8807">
            <text:p>6.9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17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office:value-type="string">
            <text:p>time</text:p>
          </table:table-cell>
          <table:table-cell office:value-type="float" office:value="19.3404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9222">
            <text:p>6.9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38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5244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037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3781">
            <text:p>45.38</text:p>
          </table:table-cell>
          <table:table-cell office:value-type="string">
            <text:p>time</text:p>
          </table:table-cell>
          <table:table-cell office:value-type="float" office:value="19.3405">
            <text:p>19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9222">
            <text:p>6.99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242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24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826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9238">
            <text:p>6.9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241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6">
            <text:p>266</text:p>
          </table:table-cell>
          <table:table-cell office:value-type="float" office:value="19.3506">
            <text:p>19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25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713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7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713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986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2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952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22">
            <text:p>7.0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86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558">
            <text:p>19.3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1426">
            <text:p>7.0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43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7140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4418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3763">
            <text:p>18.38</text:p>
          </table:table-cell>
          <table:table-cell office:value-type="string">
            <text:p>time</text:p>
          </table:table-cell>
          <table:table-cell office:value-type="float" office:value="19.3559">
            <text:p>19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1425">
            <text:p>7.01</text:p>
          </table:table-cell>
          <table:table-cell office:value-type="string">
            <text:p>time</text:p>
          </table:table-cell>
          <table:table-cell office:value-type="float" office:value="19.3722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447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863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41613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1444">
            <text:p>7.0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446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1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7">
            <text:p>267</text:p>
          </table:table-cell>
          <table:table-cell office:value-type="float" office:value="19.3678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455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032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7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033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3749">
            <text:p>7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162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394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39">
            <text:p>7.0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958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6868">
            <text:p>7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8766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97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48617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2.2907">
            <text:p>22.29</text:p>
          </table:table-cell>
          <table:table-cell office:value-type="string">
            <text:p>time</text:p>
          </table:table-cell>
          <table:table-cell office:value-type="float" office:value="19.3723">
            <text:p>19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6867">
            <text:p>7.07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8772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45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732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8767">
            <text:p>7.0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8771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4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8">
            <text:p>268</text:p>
          </table:table-cell>
          <table:table-cell office:value-type="float" office:value="19.3837">
            <text:p>19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9032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9493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16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9494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086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727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565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126">
            <text:p>7.1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603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3884">
            <text:p>19.39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1354">
            <text:p>7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74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950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526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8677">
            <text:p>33.87</text:p>
          </table:table-cell>
          <table:table-cell office:value-type="string">
            <text:p>time</text:p>
          </table:table-cell>
          <table:table-cell office:value-type="float" office:value="19.3885">
            <text:p>19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1353">
            <text:p>7.11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377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297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96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1374">
            <text:p>7.1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7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7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9">
            <text:p>269</text:p>
          </table:table-cell>
          <table:table-cell office:value-type="float" office:value="19.4038">
            <text:p>19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386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844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792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844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2806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15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2386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598">
            <text:p>7.14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1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office:value-type="string">
            <text:p>time</text:p>
          </table:table-cell>
          <table:table-cell office:value-type="float" office:value="19.4086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4307">
            <text:p>7.1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347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40244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165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3815">
            <text:p>41.38</text:p>
          </table:table-cell>
          <table:table-cell office:value-type="string">
            <text:p>time</text:p>
          </table:table-cell>
          <table:table-cell office:value-type="float" office:value="19.4087">
            <text:p>19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4306">
            <text:p>7.14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351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21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699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4348">
            <text:p>7.1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35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2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0">
            <text:p>270</text:p>
          </table:table-cell>
          <table:table-cell office:value-type="float" office:value="19.41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391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856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495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856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5734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79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721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245">
            <text:p>7.16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241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19.4205">
            <text:p>19.42</text:p>
          </table:table-cell>
          <table:table-cell table:number-columns-repeated="7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6723">
            <text:p>7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43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023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622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5619">
            <text:p>37.56</text:p>
          </table:table-cell>
          <table:table-cell office:value-type="string">
            <text:p>time</text:p>
          </table:table-cell>
          <table:table-cell office:value-type="float" office:value="19.4206">
            <text:p>19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6722">
            <text:p>7.17</text:p>
          </table:table-cell>
          <table:table-cell office:value-type="string">
            <text:p>time</text:p>
          </table:table-cell>
          <table:table-cell office:value-type="float" office:value="19.4411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74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383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357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6744">
            <text:p>7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74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4608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71">
            <text:p>271</text:p>
          </table:table-cell>
          <table:table-cell office:value-type="float" office:value="19.4365">
            <text:p>19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75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721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98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721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8079">
            <text:p>7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831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C:\Projects&gt;</text:p>
          </table:table-cell>
          <table:table-cell table:number-columns-repeated="12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7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3:19:46.08</meta:creation-date>
    <dc:date>2010-11-17T17:48:08.61</dc:date>
    <meta:editing-duration>PT02H24M04S</meta:editing-duration>
    <meta:editing-cycles>25</meta:editing-cycles>
    <meta:generator>OpenOffice.org/3.1$Win32 OpenOffice.org_project/310m11$Build-9399</meta:generator>
    <meta:document-statistic meta:table-count="5" meta:cell-count="11563" meta:object-count="0"/>
  </office:meta>
</office:document-meta>
</file>